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en" fo:country="US" officeooo:rsid="00181dbd" officeooo:paragraph-rsid="00121686"/>
    </style:style>
    <style:style style:name="P2" style:family="paragraph" style:parent-style-name="Standard">
      <style:text-properties style:font-name="Arial" fo:language="en" fo:country="US" officeooo:rsid="00181dbd" officeooo:paragraph-rsid="00518a34"/>
    </style:style>
    <style:style style:name="P3" style:family="paragraph" style:parent-style-name="Standard">
      <style:text-properties style:font-name="Arial" fo:language="en" fo:country="US" officeooo:rsid="00121686" officeooo:paragraph-rsid="00121686"/>
    </style:style>
    <style:style style:name="P4" style:family="paragraph" style:parent-style-name="Standard">
      <style:text-properties style:font-name="Arial" fo:language="en" fo:country="US" officeooo:rsid="00121686" officeooo:paragraph-rsid="0033e388"/>
    </style:style>
    <style:style style:name="P5" style:family="paragraph" style:parent-style-name="Standard">
      <style:text-properties style:font-name="Arial" fo:language="en" fo:country="US" officeooo:rsid="00125bdf" officeooo:paragraph-rsid="00125bdf"/>
    </style:style>
    <style:style style:name="P6" style:family="paragraph" style:parent-style-name="Standard">
      <style:text-properties style:font-name="Arial" fo:language="en" fo:country="US" officeooo:rsid="00125bdf" officeooo:paragraph-rsid="003624a9"/>
    </style:style>
    <style:style style:name="P7" style:family="paragraph" style:parent-style-name="Standard">
      <style:text-properties style:font-name="Arial" fo:language="en" fo:country="US" officeooo:rsid="00102eb7" officeooo:paragraph-rsid="00159b8e"/>
    </style:style>
    <style:style style:name="P8" style:family="paragraph" style:parent-style-name="Standard">
      <style:text-properties style:font-name="Arial" fo:language="en" fo:country="US" fo:font-weight="normal" officeooo:rsid="003a8232" officeooo:paragraph-rsid="00159b8e" style:font-weight-asian="normal" style:font-weight-complex="normal"/>
    </style:style>
    <style:style style:name="P9" style:family="paragraph" style:parent-style-name="Standard">
      <style:text-properties style:font-name="Arial" fo:language="en" fo:country="US" fo:font-weight="normal" officeooo:rsid="00175f08" officeooo:paragraph-rsid="00175f08" style:font-weight-asian="normal" style:font-weight-complex="normal"/>
    </style:style>
    <style:style style:name="P10" style:family="paragraph" style:parent-style-name="Standard">
      <style:text-properties style:font-name="Arial" fo:language="en" fo:country="US" fo:font-weight="normal" officeooo:rsid="00175f08" officeooo:paragraph-rsid="005df148" style:font-weight-asian="normal" style:font-weight-complex="normal"/>
    </style:style>
    <style:style style:name="P11" style:family="paragraph" style:parent-style-name="Standard">
      <style:text-properties style:font-name="Arial" fo:language="en" fo:country="US" fo:font-weight="normal" officeooo:rsid="001ac66d" officeooo:paragraph-rsid="001ac66d" style:font-weight-asian="normal" style:font-weight-complex="normal"/>
    </style:style>
    <style:style style:name="P12" style:family="paragraph" style:parent-style-name="Standard">
      <style:text-properties style:font-name="Arial" fo:language="en" fo:country="US" fo:font-weight="normal" officeooo:rsid="001c8c27" officeooo:paragraph-rsid="001c8c27" style:font-weight-asian="normal" style:font-weight-complex="normal"/>
    </style:style>
    <style:style style:name="P13" style:family="paragraph" style:parent-style-name="Standard">
      <style:text-properties style:font-name="Arial" fo:language="en" fo:country="US" fo:font-weight="normal" officeooo:rsid="001f8b99" officeooo:paragraph-rsid="001f8b99" style:font-weight-asian="normal" style:font-weight-complex="normal"/>
    </style:style>
    <style:style style:name="P14" style:family="paragraph" style:parent-style-name="Standard">
      <style:text-properties style:font-name="Arial" fo:language="en" fo:country="US" fo:font-weight="normal" officeooo:rsid="001fb90a" officeooo:paragraph-rsid="001fb90a" style:font-weight-asian="normal" style:font-weight-complex="normal"/>
    </style:style>
    <style:style style:name="P15" style:family="paragraph" style:parent-style-name="Standard">
      <style:text-properties style:font-name="Arial" fo:language="en" fo:country="US" fo:font-weight="normal" officeooo:rsid="00212cc4" officeooo:paragraph-rsid="00212cc4" style:font-weight-asian="normal" style:font-weight-complex="normal"/>
    </style:style>
    <style:style style:name="P16" style:family="paragraph" style:parent-style-name="Standard">
      <style:text-properties style:font-name="Arial" fo:language="en" fo:country="US" fo:font-weight="normal" officeooo:rsid="00212cc4" officeooo:paragraph-rsid="0025442e" style:font-weight-asian="normal" style:font-weight-complex="normal"/>
    </style:style>
    <style:style style:name="P17" style:family="paragraph" style:parent-style-name="Standard">
      <style:text-properties style:font-name="Arial" fo:language="en" fo:country="US" fo:font-weight="normal" officeooo:rsid="0025442e" officeooo:paragraph-rsid="0025442e" style:font-weight-asian="normal" style:font-weight-complex="normal"/>
    </style:style>
    <style:style style:name="P18" style:family="paragraph" style:parent-style-name="Standard">
      <style:text-properties style:font-name="Arial" fo:language="en" fo:country="US" fo:font-weight="normal" officeooo:rsid="0024badf" officeooo:paragraph-rsid="00266798" style:font-weight-asian="normal" style:font-weight-complex="normal"/>
    </style:style>
    <style:style style:name="P19" style:family="paragraph" style:parent-style-name="Standard">
      <style:text-properties style:font-name="Arial" fo:language="en" fo:country="US" fo:font-weight="normal" officeooo:rsid="00266798" officeooo:paragraph-rsid="00266798" style:font-weight-asian="normal" style:font-weight-complex="normal"/>
    </style:style>
    <style:style style:name="P20" style:family="paragraph" style:parent-style-name="Standard">
      <style:text-properties style:font-name="Arial" fo:language="en" fo:country="US" fo:font-weight="normal" officeooo:rsid="00266798" officeooo:paragraph-rsid="00298b6a" style:font-weight-asian="normal" style:font-weight-complex="normal"/>
    </style:style>
    <style:style style:name="P21" style:family="paragraph" style:parent-style-name="Standard">
      <style:text-properties style:font-name="Arial" fo:language="en" fo:country="US" fo:font-weight="normal" officeooo:rsid="00298b6a" officeooo:paragraph-rsid="00298b6a" style:font-weight-asian="normal" style:font-weight-complex="normal"/>
    </style:style>
    <style:style style:name="P22" style:family="paragraph" style:parent-style-name="Standard">
      <style:text-properties style:font-name="Arial" fo:language="en" fo:country="US" fo:font-weight="normal" officeooo:rsid="00213ab1" officeooo:paragraph-rsid="0025442e" style:font-weight-asian="normal" style:font-weight-complex="normal"/>
    </style:style>
    <style:style style:name="P23" style:family="paragraph" style:parent-style-name="Standard">
      <style:text-properties style:font-name="Arial" fo:language="en" fo:country="US" fo:font-weight="normal" officeooo:rsid="00213ab1" officeooo:paragraph-rsid="0044ae49" style:font-weight-asian="normal" style:font-weight-complex="normal"/>
    </style:style>
    <style:style style:name="P24" style:family="paragraph" style:parent-style-name="Standard">
      <style:text-properties style:font-name="Arial" fo:language="en" fo:country="US" fo:font-weight="normal" officeooo:rsid="0037f563" officeooo:paragraph-rsid="0037f563" style:font-weight-asian="normal" style:font-weight-complex="normal"/>
    </style:style>
    <style:style style:name="P25" style:family="paragraph" style:parent-style-name="Standard">
      <style:text-properties style:font-name="Arial" fo:language="en" fo:country="US" fo:font-weight="normal" officeooo:rsid="0037f563" officeooo:paragraph-rsid="004b9a1a" style:font-weight-asian="normal" style:font-weight-complex="normal"/>
    </style:style>
    <style:style style:name="P26" style:family="paragraph" style:parent-style-name="Standard">
      <style:text-properties style:font-name="Arial" fo:language="en" fo:country="US" fo:font-weight="normal" officeooo:rsid="0037f563" officeooo:paragraph-rsid="00558e98" style:font-weight-asian="normal" style:font-weight-complex="normal"/>
    </style:style>
    <style:style style:name="P27" style:family="paragraph" style:parent-style-name="Standard">
      <style:text-properties style:font-name="Arial" fo:language="en" fo:country="US" fo:font-weight="normal" officeooo:rsid="004bf788" officeooo:paragraph-rsid="004bf788" style:font-weight-asian="normal" style:font-weight-complex="normal"/>
    </style:style>
    <style:style style:name="P28" style:family="paragraph" style:parent-style-name="Standard">
      <style:text-properties style:font-name="Arial" fo:language="en" fo:country="US" fo:font-weight="normal" officeooo:rsid="004d926e" officeooo:paragraph-rsid="004d926e" style:font-weight-asian="normal" style:font-weight-complex="normal"/>
    </style:style>
    <style:style style:name="P29" style:family="paragraph" style:parent-style-name="Standard">
      <style:text-properties style:font-name="Arial" fo:language="en" fo:country="US" fo:font-weight="normal" officeooo:rsid="00558e98" officeooo:paragraph-rsid="00558e98" style:font-weight-asian="normal" style:font-weight-complex="normal"/>
    </style:style>
    <style:style style:name="P30" style:family="paragraph" style:parent-style-name="Standard">
      <style:text-properties style:font-name="Arial" fo:language="en" fo:country="US" fo:font-weight="normal" officeooo:rsid="0062955c" officeooo:paragraph-rsid="00558e98" style:font-weight-asian="normal" style:font-weight-complex="normal"/>
    </style:style>
    <style:style style:name="P31" style:family="paragraph" style:parent-style-name="Standard">
      <style:text-properties style:font-name="Arial" fo:language="en" fo:country="US" fo:font-weight="normal" officeooo:rsid="0060ea2e" officeooo:paragraph-rsid="00558e98" style:font-weight-asian="normal" style:font-weight-complex="normal"/>
    </style:style>
    <style:style style:name="P32" style:family="paragraph" style:parent-style-name="Standard">
      <style:text-properties style:font-name="Arial" fo:language="en" fo:country="US" fo:font-weight="normal" officeooo:rsid="0042f2a8" officeooo:paragraph-rsid="0042f2a8" style:font-weight-asian="normal" style:font-weight-complex="normal"/>
    </style:style>
    <style:style style:name="P33" style:family="paragraph" style:parent-style-name="Standard">
      <style:text-properties style:font-name="Arial" fo:language="en" fo:country="US" fo:font-weight="normal" officeooo:rsid="0042f2a8" officeooo:paragraph-rsid="0037f563" style:font-weight-asian="normal" style:font-weight-complex="normal"/>
    </style:style>
    <style:style style:name="P34" style:family="paragraph" style:parent-style-name="Standard">
      <style:text-properties style:font-name="Arial" fo:language="en" fo:country="US" fo:font-weight="normal" officeooo:rsid="005a8427" officeooo:paragraph-rsid="005a8427" style:font-weight-asian="normal" style:font-weight-complex="normal"/>
    </style:style>
    <style:style style:name="P35" style:family="paragraph" style:parent-style-name="Standard">
      <style:text-properties style:font-name="Arial" fo:language="en" fo:country="US" fo:font-weight="normal" officeooo:rsid="005c24c7" officeooo:paragraph-rsid="005c24c7" style:font-weight-asian="normal" style:font-weight-complex="normal"/>
    </style:style>
    <style:style style:name="P36" style:family="paragraph" style:parent-style-name="Standard">
      <style:text-properties style:font-name="Arial" fo:language="en" fo:country="US" fo:font-weight="normal" officeooo:rsid="005df148" officeooo:paragraph-rsid="005df148" style:font-weight-asian="normal" style:font-weight-complex="normal"/>
    </style:style>
    <style:style style:name="P37" style:family="paragraph" style:parent-style-name="Standard">
      <style:text-properties style:font-name="Arial" fo:language="en" fo:country="US" fo:font-weight="normal" officeooo:rsid="005f07d4" officeooo:paragraph-rsid="005f07d4" style:font-weight-asian="normal" style:font-weight-complex="normal"/>
    </style:style>
    <style:style style:name="P38" style:family="paragraph" style:parent-style-name="Standard">
      <style:text-properties style:font-name="Arial" fo:language="en" fo:country="US" fo:font-weight="normal" officeooo:rsid="00629253" officeooo:paragraph-rsid="00629253" style:font-weight-asian="normal" style:font-weight-complex="normal"/>
    </style:style>
    <style:style style:name="P39" style:family="paragraph" style:parent-style-name="Standard">
      <style:text-properties style:font-name="Arial" fo:language="en" fo:country="US" fo:font-weight="normal" officeooo:rsid="0065165e" officeooo:paragraph-rsid="0065165e" style:font-weight-asian="normal" style:font-weight-complex="normal"/>
    </style:style>
    <style:style style:name="P40" style:family="paragraph" style:parent-style-name="Standard">
      <style:text-properties style:font-name="Arial" fo:language="en" fo:country="US" fo:font-weight="normal" officeooo:rsid="006520ca" officeooo:paragraph-rsid="006520ca" style:font-weight-asian="normal" style:font-weight-complex="normal"/>
    </style:style>
    <style:style style:name="P41" style:family="paragraph" style:parent-style-name="Standard">
      <style:text-properties style:font-name="Arial" fo:language="en" fo:country="US" fo:font-weight="normal" officeooo:rsid="0068d7c0" officeooo:paragraph-rsid="0068d7c0" style:font-weight-asian="normal" style:font-weight-complex="normal"/>
    </style:style>
    <style:style style:name="P42" style:family="paragraph" style:parent-style-name="Standard">
      <style:text-properties style:font-name="Arial" fo:language="en" fo:country="US" fo:font-weight="normal" officeooo:rsid="005b66f6" officeooo:paragraph-rsid="005b66f6" style:font-weight-asian="normal" style:font-weight-complex="normal"/>
    </style:style>
    <style:style style:name="P43" style:family="paragraph" style:parent-style-name="Standard">
      <style:text-properties style:font-name="Arial" fo:language="en" fo:country="US" fo:font-weight="normal" officeooo:rsid="0069e4e3" officeooo:paragraph-rsid="0069e4e3" style:font-weight-asian="normal" style:font-weight-complex="normal"/>
    </style:style>
    <style:style style:name="P44" style:family="paragraph" style:parent-style-name="Standard">
      <style:text-properties style:font-name="Arial" fo:language="en" fo:country="US" fo:font-weight="normal" officeooo:rsid="006fde5d" officeooo:paragraph-rsid="006fde5d" style:font-weight-asian="normal" style:font-weight-complex="normal"/>
    </style:style>
    <style:style style:name="P45" style:family="paragraph" style:parent-style-name="Standard">
      <style:text-properties style:font-name="Arial" fo:language="en" fo:country="US" fo:font-weight="normal" officeooo:rsid="0042f2a8" officeooo:paragraph-rsid="0042f2a8" fo:background-color="#ffffa6" style:font-weight-asian="normal" style:font-weight-complex="normal"/>
    </style:style>
    <style:style style:name="P46" style:family="paragraph" style:parent-style-name="Standard">
      <style:text-properties style:font-name="Arial" fo:language="en" fo:country="US" fo:font-weight="normal" officeooo:rsid="005b66f6" officeooo:paragraph-rsid="005b66f6" fo:background-color="#ffffff" style:font-weight-asian="normal" style:font-weight-complex="normal"/>
    </style:style>
    <style:style style:name="P47" style:family="paragraph" style:parent-style-name="Standard">
      <style:text-properties style:font-name="Arial" fo:language="en" fo:country="US" fo:font-weight="bold" officeooo:rsid="00266798" officeooo:paragraph-rsid="00266798" style:font-weight-asian="bold" style:font-weight-complex="bold"/>
    </style:style>
    <style:style style:name="P48" style:family="paragraph" style:parent-style-name="Standard">
      <style:text-properties style:font-name="Arial" fo:language="en" fo:country="US" fo:font-weight="bold" officeooo:rsid="0052f88b" officeooo:paragraph-rsid="0052f88b" style:font-weight-asian="bold" style:font-weight-complex="bold"/>
    </style:style>
    <style:style style:name="P49" style:family="paragraph" style:parent-style-name="Standard">
      <style:text-properties style:font-name="Arial" fo:language="en" fo:country="US" officeooo:rsid="003535e4" officeooo:paragraph-rsid="003535e4"/>
    </style:style>
    <style:style style:name="P50" style:family="paragraph" style:parent-style-name="Standard">
      <style:text-properties style:font-name="Arial" fo:language="en" fo:country="US" officeooo:rsid="003624a9" officeooo:paragraph-rsid="003624a9"/>
    </style:style>
    <style:style style:name="P51" style:family="paragraph" style:parent-style-name="Standard">
      <style:text-properties style:font-name="Arial" fo:language="en" fo:country="US" officeooo:rsid="0037e261" officeooo:paragraph-rsid="0037e261"/>
    </style:style>
    <style:style style:name="P52" style:family="paragraph" style:parent-style-name="Standard">
      <style:text-properties style:font-name="Arial" fo:language="en" fo:country="US" officeooo:rsid="0037e261" officeooo:paragraph-rsid="0037f563"/>
    </style:style>
    <style:style style:name="P53" style:family="paragraph" style:parent-style-name="Standard">
      <style:text-properties style:font-name="Arial" fo:language="en" fo:country="US" officeooo:rsid="0037f563" officeooo:paragraph-rsid="0037f563"/>
    </style:style>
    <style:style style:name="P54" style:family="paragraph" style:parent-style-name="Standard">
      <style:text-properties style:font-name="Arial" fo:language="en" fo:country="US" officeooo:rsid="003e5c29" officeooo:paragraph-rsid="00121686"/>
    </style:style>
    <style:style style:name="P55" style:family="paragraph" style:parent-style-name="Standard">
      <style:text-properties style:font-name="Arial" fo:language="en" fo:country="US" officeooo:rsid="003e5c29" officeooo:paragraph-rsid="003e5c29"/>
    </style:style>
    <style:style style:name="P56" style:family="paragraph" style:parent-style-name="Standard">
      <style:text-properties style:font-name="Arial" fo:language="en" fo:country="US" officeooo:rsid="003efb8f" officeooo:paragraph-rsid="003efb8f"/>
    </style:style>
    <style:style style:name="P57" style:family="paragraph" style:parent-style-name="Standard">
      <style:text-properties style:font-name="Arial" fo:language="en" fo:country="US" officeooo:rsid="00414e0e" officeooo:paragraph-rsid="00414e0e"/>
    </style:style>
    <style:style style:name="P58" style:family="paragraph" style:parent-style-name="Standard">
      <style:text-properties style:font-name="Arial" fo:language="en" fo:country="US" officeooo:rsid="00518a34" officeooo:paragraph-rsid="00518a34"/>
    </style:style>
    <style:style style:name="P59" style:family="paragraph" style:parent-style-name="Standard">
      <style:text-properties style:font-name="Arial" fo:language="en" fo:country="US" officeooo:rsid="0052f88b" officeooo:paragraph-rsid="0052f88b"/>
    </style:style>
    <style:style style:name="P60" style:family="paragraph" style:parent-style-name="Standard">
      <style:text-properties style:font-name="Arial" fo:language="en" fo:country="US" officeooo:rsid="00539e33" officeooo:paragraph-rsid="00539e33"/>
    </style:style>
    <style:style style:name="P61" style:family="paragraph" style:parent-style-name="Standard">
      <style:text-properties style:font-name="Arial" fo:language="en" fo:country="US" officeooo:rsid="002d9df3" officeooo:paragraph-rsid="00539e33"/>
    </style:style>
    <style:style style:name="P62" style:family="paragraph" style:parent-style-name="Standard">
      <style:text-properties style:font-name="Arial" fo:language="en" fo:country="US" officeooo:rsid="0039cad1" officeooo:paragraph-rsid="00539e33"/>
    </style:style>
    <style:style style:name="P63" style:family="paragraph" style:parent-style-name="Standard">
      <style:text-properties style:font-name="Arial" fo:language="en" fo:country="US" officeooo:rsid="0039cad1" officeooo:paragraph-rsid="00558e98"/>
    </style:style>
    <style:style style:name="P64" style:family="paragraph" style:parent-style-name="Standard">
      <style:text-properties style:font-name="Arial" fo:language="en" fo:country="US" officeooo:rsid="003cba0d" officeooo:paragraph-rsid="00539e33"/>
    </style:style>
    <style:style style:name="P65" style:family="paragraph" style:parent-style-name="Standard">
      <style:text-properties style:font-name="Arial" fo:language="en" fo:country="US" officeooo:rsid="00558e98" officeooo:paragraph-rsid="00558e98"/>
    </style:style>
    <style:style style:name="P66" style:family="paragraph" style:parent-style-name="Standard">
      <style:text-properties style:font-name="Arial" fo:language="en" fo:country="US" officeooo:rsid="005e2311" officeooo:paragraph-rsid="00558e98"/>
    </style:style>
    <style:style style:name="P67" style:family="paragraph" style:parent-style-name="Standard">
      <style:text-properties style:font-name="Arial" fo:language="en" fo:country="US" officeooo:rsid="005f7607" officeooo:paragraph-rsid="00558e98" fo:background-color="#ffff00"/>
    </style:style>
    <style:style style:name="P68" style:family="paragraph" style:parent-style-name="Standard">
      <style:text-properties style:font-name="Arial" fo:language="en" fo:country="US" officeooo:rsid="005e2311" officeooo:paragraph-rsid="00558e98" fo:background-color="#ffff00"/>
    </style:style>
    <style:style style:name="P69" style:family="paragraph" style:parent-style-name="Standard">
      <style:text-properties style:font-name="Arial" fo:font-size="9.5pt" fo:language="en" fo:country="US" officeooo:rsid="00121686" officeooo:paragraph-rsid="00121686" style:font-size-asian="9.5pt" style:font-size-complex="9.5pt"/>
    </style:style>
    <style:style style:name="P70" style:family="paragraph" style:parent-style-name="Standard">
      <style:text-properties style:font-name="Arial" fo:font-size="13pt" fo:font-weight="normal" officeooo:rsid="001f509c" officeooo:paragraph-rsid="002173cd" style:font-size-asian="13pt" style:font-weight-asian="normal" style:font-size-complex="13pt" style:font-weight-complex="normal"/>
    </style:style>
    <style:style style:name="P71" style:family="paragraph" style:parent-style-name="Standard">
      <style:text-properties style:font-name="Arial" fo:font-size="13pt" fo:font-weight="normal" officeooo:rsid="0045cea0" officeooo:paragraph-rsid="0045cea0" style:font-size-asian="13pt" style:font-weight-asian="normal" style:font-size-complex="13pt" style:font-weight-complex="normal"/>
    </style:style>
    <style:style style:name="P72" style:family="paragraph" style:parent-style-name="Standard">
      <style:text-properties style:font-name="Arial" fo:font-size="13pt" fo:font-weight="normal" officeooo:rsid="0045f9c3" officeooo:paragraph-rsid="0045f9c3" style:font-size-asian="13pt" style:font-weight-asian="normal" style:font-size-complex="13pt" style:font-weight-complex="normal"/>
    </style:style>
    <style:style style:name="P73" style:family="paragraph" style:parent-style-name="Standard">
      <style:text-properties style:font-name="Arial" fo:font-size="13pt" fo:font-weight="normal" officeooo:rsid="0047f49e" officeooo:paragraph-rsid="0047f49e" style:font-size-asian="13pt" style:font-weight-asian="normal" style:font-size-complex="13pt" style:font-weight-complex="normal"/>
    </style:style>
    <style:style style:name="P74" style:family="paragraph" style:parent-style-name="Standard">
      <style:paragraph-properties fo:text-align="center" style:justify-single-word="false"/>
      <style:text-properties style:font-name="Arial" fo:font-size="18pt" fo:font-weight="bold" officeooo:rsid="001c575f" officeooo:paragraph-rsid="002173cd" style:font-size-asian="18pt" style:font-weight-asian="bold" style:font-size-complex="18pt" style:font-weight-complex="bold"/>
    </style:style>
    <style:style style:name="P75" style:family="paragraph" style:parent-style-name="Standard">
      <style:text-properties style:font-name="Arial" officeooo:rsid="001f509c" officeooo:paragraph-rsid="002173cd"/>
    </style:style>
    <style:style style:name="P76" style:family="paragraph" style:parent-style-name="Standard">
      <style:text-properties style:font-name="Arial" officeooo:rsid="001cf644" officeooo:paragraph-rsid="002173cd"/>
    </style:style>
    <style:style style:name="P77" style:family="paragraph" style:parent-style-name="Standard">
      <style:text-properties style:font-name="Arial" officeooo:rsid="00219a52" officeooo:paragraph-rsid="002173cd"/>
    </style:style>
    <style:style style:name="P78" style:family="paragraph" style:parent-style-name="Standard">
      <style:text-properties style:font-name="Arial" officeooo:rsid="00110857" officeooo:paragraph-rsid="002173cd"/>
    </style:style>
    <style:style style:name="P79" style:family="paragraph" style:parent-style-name="Standard">
      <style:text-properties style:font-name="Arial" officeooo:rsid="00110857" officeooo:paragraph-rsid="0047f49e"/>
    </style:style>
    <style:style style:name="P80" style:family="paragraph" style:parent-style-name="Standard">
      <style:text-properties style:font-name="Arial" officeooo:rsid="0004eb5e" officeooo:paragraph-rsid="002173cd"/>
    </style:style>
    <style:style style:name="P81" style:family="paragraph" style:parent-style-name="Standard">
      <style:text-properties style:font-name="Arial" officeooo:rsid="00129e1b" officeooo:paragraph-rsid="002173cd"/>
    </style:style>
    <style:style style:name="P82" style:family="paragraph" style:parent-style-name="Standard">
      <style:text-properties style:font-name="Arial" officeooo:rsid="0014be9f" officeooo:paragraph-rsid="002173cd"/>
    </style:style>
    <style:style style:name="P83" style:family="paragraph" style:parent-style-name="Standard">
      <style:text-properties style:font-name="Arial" fo:font-size="12pt" fo:font-weight="normal" officeooo:rsid="001f509c" officeooo:paragraph-rsid="002173cd" style:font-size-asian="12pt" style:font-weight-asian="normal" style:font-size-complex="12pt" style:font-weight-complex="normal"/>
    </style:style>
    <style:style style:name="P84" style:family="paragraph" style:parent-style-name="Standard">
      <style:text-properties style:font-name="Arial" fo:font-size="12pt" officeooo:rsid="001c575f" officeooo:paragraph-rsid="002173cd" style:font-size-asian="12pt" style:font-size-complex="12pt"/>
    </style:style>
    <style:style style:name="P85" style:family="paragraph" style:parent-style-name="Standard">
      <style:text-properties style:font-name="Arial" fo:font-size="12pt" fo:font-weight="bold" officeooo:rsid="001f509c" officeooo:paragraph-rsid="002173cd" style:font-size-asian="12pt" style:font-weight-asian="bold" style:font-size-complex="12pt" style:font-weight-complex="bold"/>
    </style:style>
    <style:style style:name="P86" style:family="paragraph" style:parent-style-name="Standard">
      <style:text-properties style:font-name="Arial" fo:font-size="12pt" fo:language="en" fo:country="US" fo:font-weight="normal" officeooo:rsid="00629253" officeooo:paragraph-rsid="00629253" style:font-size-asian="12pt" style:font-weight-asian="normal" style:font-size-complex="12pt" style:font-weight-complex="normal"/>
    </style:style>
    <style:style style:name="P87" style:family="paragraph" style:parent-style-name="Standard">
      <style:text-properties style:font-name="Arial" fo:font-size="12pt" fo:language="en" fo:country="US" fo:font-weight="normal" officeooo:rsid="001f8b99" officeooo:paragraph-rsid="001f8b99" style:font-size-asian="12pt" style:font-weight-asian="normal" style:font-size-complex="12pt" style:font-weight-complex="normal"/>
    </style:style>
    <style:style style:name="P88" style:family="paragraph" style:parent-style-name="Standard">
      <style:text-properties style:font-name="Arial" fo:font-size="12pt" fo:language="en" fo:country="US" fo:font-weight="normal" officeooo:rsid="00648f1a" officeooo:paragraph-rsid="00648f1a" style:font-size-asian="12pt" style:font-weight-asian="normal" style:font-size-complex="12pt" style:font-weight-complex="normal"/>
    </style:style>
    <style:style style:name="P89" style:family="paragraph" style:parent-style-name="Standard">
      <style:text-properties style:font-name="Arial" fo:font-size="12pt" fo:language="en" fo:country="US" fo:font-weight="normal" officeooo:rsid="001fb90a" officeooo:paragraph-rsid="001f8b99" style:font-size-asian="12pt" style:font-weight-asian="normal" style:font-size-complex="12pt" style:font-weight-complex="normal"/>
    </style:style>
    <style:style style:name="P90" style:family="paragraph" style:parent-style-name="Standard">
      <style:text-properties style:font-name="Arial" fo:font-size="12pt" fo:language="en" fo:country="US" fo:font-weight="normal" officeooo:rsid="0065165e" officeooo:paragraph-rsid="0065165e" style:font-size-asian="12pt" style:font-weight-asian="normal" style:font-size-complex="12pt" style:font-weight-complex="normal"/>
    </style:style>
    <style:style style:name="P91" style:family="paragraph" style:parent-style-name="Standard">
      <style:text-properties style:font-name="Arial" fo:font-size="12pt" fo:language="en" fo:country="US" fo:font-weight="normal" officeooo:rsid="006520ca" officeooo:paragraph-rsid="006520ca" style:font-size-asian="12pt" style:font-weight-asian="normal" style:font-size-complex="12pt" style:font-weight-complex="normal"/>
    </style:style>
    <style:style style:name="P92" style:family="paragraph" style:parent-style-name="Standard">
      <style:text-properties style:font-name="Arial" fo:font-size="10pt" fo:language="en" fo:country="US" fo:font-weight="normal" officeooo:rsid="0044ae49" officeooo:paragraph-rsid="00212cc4" style:font-size-asian="10pt" style:font-weight-asian="normal" style:font-size-complex="10pt" style:font-weight-complex="normal"/>
    </style:style>
    <style:style style:name="P93" style:family="paragraph" style:parent-style-name="Standard">
      <style:paragraph-properties fo:text-align="center" style:justify-single-word="false"/>
      <style:text-properties style:font-name="Arial" fo:font-weight="bold" officeooo:rsid="001c575f" officeooo:paragraph-rsid="002173cd" style:font-weight-asian="bold" style:font-weight-complex="bold"/>
    </style:style>
    <style:style style:name="P94" style:family="paragraph" style:parent-style-name="Standard">
      <style:text-properties style:font-name="DejaVu Sans Mono" fo:font-size="10.5pt" fo:language="en" fo:country="US" fo:font-weight="normal" officeooo:rsid="001f8b99" officeooo:paragraph-rsid="001f8b99" style:font-size-asian="10.5pt" style:font-weight-asian="normal" style:font-size-complex="10.5pt" style:font-weight-complex="normal"/>
    </style:style>
    <style:style style:name="P95" style:family="paragraph" style:parent-style-name="Standard">
      <style:text-properties style:font-name="DejaVu Sans Mono" fo:font-size="10.5pt" fo:language="en" fo:country="US" fo:font-weight="normal" officeooo:rsid="001ac66d" officeooo:paragraph-rsid="001ac66d" style:font-size-asian="10.5pt" style:font-weight-asian="normal" style:font-size-complex="10.5pt" style:font-weight-complex="normal"/>
    </style:style>
    <style:style style:name="P96" style:family="paragraph" style:parent-style-name="Standard">
      <style:text-properties officeooo:paragraph-rsid="00266798"/>
    </style:style>
    <style:style style:name="P97" style:family="paragraph" style:parent-style-name="Standard">
      <style:text-properties officeooo:rsid="005a8427" officeooo:paragraph-rsid="005a8427"/>
    </style:style>
    <style:style style:name="P98" style:family="paragraph" style:parent-style-name="Standard">
      <style:text-properties officeooo:rsid="005b66f6" officeooo:paragraph-rsid="005b66f6"/>
    </style:style>
    <style:style style:name="P99" style:family="paragraph" style:parent-style-name="Standard">
      <style:paragraph-properties fo:break-before="page"/>
      <style:text-properties style:font-name="Arial" fo:language="en" fo:country="US" officeooo:rsid="00121686" officeooo:paragraph-rsid="0033e388"/>
    </style:style>
    <style:style style:name="P100" style:family="paragraph" style:parent-style-name="Standard">
      <style:paragraph-properties fo:break-before="page"/>
      <style:text-properties style:font-name="Arial" fo:language="en" fo:country="US" officeooo:rsid="00125bdf" officeooo:paragraph-rsid="003624a9"/>
    </style:style>
    <style:style style:name="P101" style:family="paragraph" style:parent-style-name="Standard">
      <style:paragraph-properties fo:break-before="page"/>
      <style:text-properties style:font-name="Arial" fo:language="en" fo:country="US" fo:font-weight="normal" officeooo:rsid="001ac66d" officeooo:paragraph-rsid="001ac66d" style:font-weight-asian="normal" style:font-weight-complex="normal"/>
    </style:style>
    <style:style style:name="P102" style:family="paragraph" style:parent-style-name="Standard">
      <style:paragraph-properties fo:break-before="page"/>
      <style:text-properties style:font-name="Arial" fo:language="en" fo:country="US" fo:font-weight="normal" officeooo:rsid="001f8b99" officeooo:paragraph-rsid="001f8b99" style:font-weight-asian="normal" style:font-weight-complex="normal"/>
    </style:style>
    <style:style style:name="P103" style:family="paragraph" style:parent-style-name="Standard">
      <style:paragraph-properties fo:break-before="page"/>
      <style:text-properties style:font-name="Arial" fo:language="en" fo:country="US" fo:font-weight="normal" officeooo:rsid="001fb90a" officeooo:paragraph-rsid="001fb90a" style:font-weight-asian="normal" style:font-weight-complex="normal"/>
    </style:style>
    <style:style style:name="P104" style:family="paragraph" style:parent-style-name="Standard">
      <style:paragraph-properties fo:break-before="page"/>
      <style:text-properties style:font-name="Arial" fo:language="en" fo:country="US" fo:font-weight="normal" officeooo:rsid="0024badf" officeooo:paragraph-rsid="0025442e" style:font-weight-asian="normal" style:font-weight-complex="normal"/>
    </style:style>
    <style:style style:name="P105" style:family="paragraph" style:parent-style-name="Standard">
      <style:paragraph-properties fo:break-before="page"/>
      <style:text-properties style:font-name="Arial" fo:language="en" fo:country="US" fo:font-weight="normal" officeooo:rsid="0037f563" officeooo:paragraph-rsid="0037f563" style:font-weight-asian="normal" style:font-weight-complex="normal"/>
    </style:style>
    <style:style style:name="P106" style:family="paragraph" style:parent-style-name="Standard">
      <style:paragraph-properties fo:break-before="page"/>
      <style:text-properties style:font-name="Arial" fo:language="en" fo:country="US" fo:font-weight="normal" officeooo:rsid="0068d7c0" officeooo:paragraph-rsid="0068d7c0" style:font-weight-asian="normal" style:font-weight-complex="normal"/>
    </style:style>
    <style:style style:name="P107" style:family="paragraph" style:parent-style-name="Standard">
      <style:paragraph-properties fo:break-before="page"/>
      <style:text-properties style:font-name="Arial" fo:language="en" fo:country="US" officeooo:rsid="0037e261" officeooo:paragraph-rsid="0037e261"/>
    </style:style>
    <style:style style:name="P108" style:family="paragraph" style:parent-style-name="Standard">
      <style:paragraph-properties fo:break-before="page"/>
      <style:text-properties style:font-name="Arial" fo:language="en" fo:country="US" officeooo:rsid="00175f08" officeooo:paragraph-rsid="00175f08"/>
    </style:style>
    <style:style style:name="P109" style:family="paragraph" style:parent-style-name="Standard">
      <style:paragraph-properties fo:break-before="page"/>
      <style:text-properties style:font-name="Arial" fo:language="en" fo:country="US" officeooo:rsid="00159b8e" officeooo:paragraph-rsid="00159b8e"/>
    </style:style>
    <style:style style:name="P110" style:family="paragraph" style:parent-style-name="Standard">
      <style:paragraph-properties fo:break-before="page"/>
      <style:text-properties style:font-name="Arial" fo:language="en" fo:country="US" officeooo:rsid="005e2311" officeooo:paragraph-rsid="00558e98"/>
    </style:style>
    <style:style style:name="P111" style:family="paragraph" style:parent-style-name="Standard">
      <style:paragraph-properties fo:break-before="page"/>
      <style:text-properties style:font-name="Arial" officeooo:rsid="00129e1b" officeooo:paragraph-rsid="002173cd"/>
    </style:style>
    <style:style style:name="P112" style:family="paragraph" style:parent-style-name="Standard">
      <style:paragraph-properties fo:break-before="page"/>
      <style:text-properties style:font-name="Arial" fo:font-size="14pt" fo:language="en" fo:country="US" fo:font-weight="bold" officeooo:rsid="00266798" officeooo:paragraph-rsid="00266798" style:font-size-asian="14pt" style:font-weight-asian="bold" style:font-size-complex="14pt" style:font-weight-complex="bold"/>
    </style:style>
    <style:style style:name="P113" style:family="paragraph" style:parent-style-name="Standard">
      <style:paragraph-properties fo:break-before="page"/>
      <style:text-properties style:font-name="Arial" officeooo:rsid="0010476a" officeooo:paragraph-rsid="0010476a"/>
    </style:style>
    <style:style style:name="P114" style:family="paragraph" style:parent-style-name="Standard">
      <style:text-properties style:font-name="DejaVu Sans Mono" fo:font-size="10.5pt" fo:language="en" fo:country="US" fo:font-weight="normal" officeooo:rsid="001ac66d" officeooo:paragraph-rsid="001ac66d" style:font-size-asian="10.5pt" style:font-weight-asian="normal" style:font-size-complex="10.5pt" style:font-weight-complex="normal"/>
    </style:style>
    <style:style style:name="P115" style:family="paragraph" style:parent-style-name="Standard">
      <style:text-properties style:font-name="Arial" fo:language="en" fo:country="US" fo:font-weight="normal" officeooo:rsid="001c8c27" officeooo:paragraph-rsid="001c8c27" style:font-weight-asian="normal" style:font-weight-complex="normal"/>
    </style:style>
    <style:style style:name="P116" style:family="paragraph" style:parent-style-name="Standard">
      <style:text-properties style:font-name="Arial" fo:language="en" fo:country="US" fo:font-weight="normal" officeooo:rsid="0073848b" officeooo:paragraph-rsid="0073848b" style:font-weight-asian="normal" style:font-weight-complex="normal"/>
    </style:style>
    <style:style style:name="P117" style:family="paragraph">
      <loext:graphic-properties draw:fill="solid" draw:fill-color="#ffffff" draw:opacity="0%"/>
    </style:style>
    <style:style style:name="P118" style:family="paragraph">
      <loext:graphic-properties draw:fill="none"/>
      <style:paragraph-properties fo:text-align="center"/>
    </style:style>
    <style:style style:name="T1" style:family="text">
      <style:text-properties officeooo:rsid="00121686"/>
    </style:style>
    <style:style style:name="T2" style:family="text">
      <style:text-properties officeooo:rsid="00125bdf"/>
    </style:style>
    <style:style style:name="T3" style:family="text">
      <style:text-properties officeooo:rsid="0014104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a8232" style:font-weight-asian="normal" style:font-weight-complex="normal"/>
    </style:style>
    <style:style style:name="T6" style:family="text">
      <style:text-properties fo:font-weight="normal" officeooo:rsid="00102eb7" style:font-weight-asian="normal" style:font-weight-complex="normal"/>
    </style:style>
    <style:style style:name="T7" style:family="text">
      <style:text-properties fo:font-weight="normal" officeooo:rsid="001e4613" style:font-weight-asian="normal" style:font-weight-complex="normal"/>
    </style:style>
    <style:style style:name="T8" style:family="text">
      <style:text-properties fo:font-weight="normal" officeooo:rsid="00242b81" style:font-weight-asian="normal" style:font-weight-complex="normal"/>
    </style:style>
    <style:style style:name="T9" style:family="text">
      <style:text-properties fo:font-weight="normal" officeooo:rsid="00249998" style:font-weight-asian="normal" style:font-weight-complex="normal"/>
    </style:style>
    <style:style style:name="T10" style:family="text">
      <style:text-properties fo:font-weight="normal" officeooo:rsid="0043edb7" style:font-weight-asian="normal" style:font-weight-complex="normal"/>
    </style:style>
    <style:style style:name="T11" style:family="text">
      <style:text-properties officeooo:rsid="0019e42c"/>
    </style:style>
    <style:style style:name="T12" style:family="text">
      <style:text-properties officeooo:rsid="001e4613"/>
    </style:style>
    <style:style style:name="T13" style:family="text">
      <style:text-properties officeooo:rsid="00212cc4"/>
    </style:style>
    <style:style style:name="T14" style:family="text">
      <style:text-properties officeooo:rsid="001db9ad"/>
    </style:style>
    <style:style style:name="T15" style:family="text">
      <style:text-properties officeooo:rsid="000fdd67"/>
    </style:style>
    <style:style style:name="T16" style:family="text">
      <style:text-properties fo:background-color="#ffffff" loext:char-shading-value="0"/>
    </style:style>
    <style:style style:name="T17" style:family="text">
      <style:text-properties officeooo:rsid="003c94eb" fo:background-color="#ffffff" loext:char-shading-value="0"/>
    </style:style>
    <style:style style:name="T18" style:family="text">
      <style:text-properties officeooo:rsid="0049b219" fo:background-color="#ffffff" loext:char-shading-value="0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officeooo:rsid="0004eb5e"/>
    </style:style>
    <style:style style:name="T21" style:family="text">
      <style:text-properties officeooo:rsid="00135c1d"/>
    </style:style>
    <style:style style:name="T22" style:family="text">
      <style:text-properties officeooo:rsid="001f509c"/>
    </style:style>
    <style:style style:name="T23" style:family="text">
      <style:text-properties officeooo:rsid="002173cd"/>
    </style:style>
    <style:style style:name="T24" style:family="text">
      <style:text-properties officeooo:rsid="00249998"/>
    </style:style>
    <style:style style:name="T25" style:family="text">
      <style:text-properties officeooo:rsid="0025442e"/>
    </style:style>
    <style:style style:name="T26" style:family="text">
      <style:text-properties officeooo:rsid="00279f0d"/>
    </style:style>
    <style:style style:name="T27" style:family="text">
      <style:text-properties officeooo:rsid="00298b6a"/>
    </style:style>
    <style:style style:name="T28" style:family="text">
      <style:text-properties officeooo:rsid="00325ec0"/>
    </style:style>
    <style:style style:name="T29" style:family="text">
      <style:text-properties officeooo:rsid="0033e388"/>
    </style:style>
    <style:style style:name="T30" style:family="text">
      <style:text-properties style:text-position="super 58%"/>
    </style:style>
    <style:style style:name="T31" style:family="text">
      <style:text-properties style:text-position="super 58%" officeooo:rsid="0033e388"/>
    </style:style>
    <style:style style:name="T32" style:family="text">
      <style:text-properties style:text-position="super 58%" officeooo:rsid="003efb8f"/>
    </style:style>
    <style:style style:name="T33" style:family="text">
      <style:text-properties style:text-position="super 58%" officeooo:rsid="003efb8f" fo:background-color="#ffff00" loext:char-shading-value="0"/>
    </style:style>
    <style:style style:name="T34" style:family="text">
      <style:text-properties style:text-position="super 58%" style:font-name="Arial" fo:language="en" fo:country="US" fo:font-weight="normal" style:font-weight-asian="normal" style:font-weight-complex="normal"/>
    </style:style>
    <style:style style:name="T35" style:family="text">
      <style:text-properties style:text-position="super 58%" style:font-name="Arial" fo:language="en" fo:country="US" fo:font-weight="normal" officeooo:rsid="005b66f6" style:font-weight-asian="normal" style:font-weight-complex="normal"/>
    </style:style>
    <style:style style:name="T36" style:family="text">
      <style:text-properties style:text-position="super 58%" officeooo:rsid="005df148"/>
    </style:style>
    <style:style style:name="T37" style:family="text">
      <style:text-properties style:text-position="super 58%" officeooo:rsid="00629253"/>
    </style:style>
    <style:style style:name="T38" style:family="text">
      <style:text-properties officeooo:rsid="003535e4"/>
    </style:style>
    <style:style style:name="T39" style:family="text">
      <style:text-properties officeooo:rsid="003624a9"/>
    </style:style>
    <style:style style:name="T40" style:family="text">
      <style:text-properties officeooo:rsid="0037f563"/>
    </style:style>
    <style:style style:name="T41" style:family="text">
      <style:text-properties officeooo:rsid="00384694"/>
    </style:style>
    <style:style style:name="T42" style:family="text">
      <style:text-properties officeooo:rsid="003e5c29"/>
    </style:style>
    <style:style style:name="T43" style:family="text">
      <style:text-properties officeooo:rsid="003efb8f"/>
    </style:style>
    <style:style style:name="T44" style:family="text">
      <style:text-properties officeooo:rsid="003fe127"/>
    </style:style>
    <style:style style:name="T45" style:family="text">
      <style:text-properties officeooo:rsid="00414e0e"/>
    </style:style>
    <style:style style:name="T46" style:family="text">
      <style:text-properties officeooo:rsid="00421243"/>
    </style:style>
    <style:style style:name="T47" style:family="text">
      <style:text-properties officeooo:rsid="00428225"/>
    </style:style>
    <style:style style:name="T48" style:family="text">
      <style:text-properties officeooo:rsid="0043edb7"/>
    </style:style>
    <style:style style:name="T49" style:family="text">
      <style:text-properties officeooo:rsid="0044ae49"/>
    </style:style>
    <style:style style:name="T50" style:family="text">
      <style:text-properties fo:font-size="10pt" style:font-size-asian="10pt" style:font-size-complex="10pt"/>
    </style:style>
    <style:style style:name="T51" style:family="text">
      <style:text-properties fo:font-size="10pt" officeooo:rsid="00558e98" style:font-size-asian="10pt" style:font-size-complex="10pt"/>
    </style:style>
    <style:style style:name="T52" style:family="text">
      <style:text-properties fo:font-size="10pt" officeooo:rsid="005733e6" style:font-size-asian="10pt" style:font-size-complex="10pt"/>
    </style:style>
    <style:style style:name="T53" style:family="text">
      <style:text-properties style:font-name="Arial" fo:language="en" fo:country="US" fo:font-weight="normal" style:font-weight-asian="normal" style:font-weight-complex="normal"/>
    </style:style>
    <style:style style:name="T54" style:family="text">
      <style:text-properties style:font-name="Arial" fo:language="en" fo:country="US" fo:font-weight="normal" officeooo:rsid="00266798" style:font-weight-asian="normal" style:font-weight-complex="normal"/>
    </style:style>
    <style:style style:name="T55" style:family="text">
      <style:text-properties style:font-name="Arial" fo:language="en" fo:country="US" fo:font-weight="normal" officeooo:rsid="00298b6a" style:font-weight-asian="normal" style:font-weight-complex="normal"/>
    </style:style>
    <style:style style:name="T56" style:family="text">
      <style:text-properties style:font-name="Arial" fo:language="en" fo:country="US" fo:font-weight="normal" officeooo:rsid="005b66f6" style:font-weight-asian="normal" style:font-weight-complex="normal"/>
    </style:style>
    <style:style style:name="T57" style:family="text">
      <style:text-properties style:font-name="Arial" fo:language="en" fo:country="US" fo:font-weight="normal" fo:background-color="#ffff00" loext:char-shading-value="0" style:font-weight-asian="normal" style:font-weight-complex="normal"/>
    </style:style>
    <style:style style:name="T58" style:family="text">
      <style:text-properties style:font-name="Arial" fo:language="en" fo:country="US" fo:font-weight="normal" fo:background-color="#ffffff" loext:char-shading-value="0" style:font-weight-asian="normal" style:font-weight-complex="normal"/>
    </style:style>
    <style:style style:name="T59" style:family="text">
      <style:text-properties style:font-name="Arial" fo:language="en" fo:country="US" fo:font-weight="normal" officeooo:rsid="005a8427" fo:background-color="#ffffff" loext:char-shading-value="0" style:font-weight-asian="normal" style:font-weight-complex="normal"/>
    </style:style>
    <style:style style:name="T60" style:family="text">
      <style:text-properties style:font-name="Arial" fo:language="en" fo:country="US" fo:font-weight="normal" fo:background-color="#ffffa6" loext:char-shading-value="0" style:font-weight-asian="normal" style:font-weight-complex="normal"/>
    </style:style>
    <style:style style:name="T61" style:family="text">
      <style:text-properties style:font-name="Arial" fo:language="en" fo:country="US" fo:font-weight="bold" officeooo:rsid="00266798" style:font-weight-asian="bold" style:font-weight-complex="bold"/>
    </style:style>
    <style:style style:name="T62" style:family="text">
      <style:text-properties style:font-name="Arial" fo:language="en" fo:country="US" fo:font-weight="bold" officeooo:rsid="00298b6a" style:font-weight-asian="bold" style:font-weight-complex="bold"/>
    </style:style>
    <style:style style:name="T63" style:family="text">
      <style:text-properties style:font-name="Arial" fo:language="en" fo:country="US" fo:font-weight="bold" officeooo:rsid="0045cea0" style:font-weight-asian="bold" style:font-weight-complex="bold"/>
    </style:style>
    <style:style style:name="T64" style:family="text">
      <style:text-properties style:font-name="Arial" fo:language="en" fo:country="US" fo:font-weight="bold" officeooo:rsid="006520ca" style:font-weight-asian="bold" style:font-weight-complex="bold"/>
    </style:style>
    <style:style style:name="T65" style:family="text">
      <style:text-properties style:font-name="Arial" fo:font-size="12pt" style:font-size-asian="12pt" style:font-size-complex="12pt"/>
    </style:style>
    <style:style style:name="T66" style:family="text">
      <style:text-properties style:font-name="Arial" fo:font-size="12pt" officeooo:rsid="001ac66d" style:font-size-asian="12pt" style:font-size-complex="12pt"/>
    </style:style>
    <style:style style:name="T67" style:family="text">
      <style:text-properties fo:font-weight="bold" officeooo:rsid="00212cc4" style:font-weight-asian="bold" style:font-weight-complex="bold"/>
    </style:style>
    <style:style style:name="T68" style:family="text">
      <style:text-properties officeooo:rsid="0045cea0"/>
    </style:style>
    <style:style style:name="T69" style:family="text">
      <style:text-properties officeooo:rsid="0045f9c3"/>
    </style:style>
    <style:style style:name="T70" style:family="text">
      <style:text-properties officeooo:rsid="00476565"/>
    </style:style>
    <style:style style:name="T71" style:family="text">
      <style:text-properties officeooo:rsid="0047f49e"/>
    </style:style>
    <style:style style:name="T72" style:family="text">
      <style:text-properties officeooo:rsid="004a97a1"/>
    </style:style>
    <style:style style:name="T73" style:family="text">
      <style:text-properties officeooo:rsid="004b9a1a"/>
    </style:style>
    <style:style style:name="T74" style:family="text">
      <style:text-properties officeooo:rsid="004d926e"/>
    </style:style>
    <style:style style:name="T75" style:family="text">
      <style:text-properties officeooo:rsid="00518a34"/>
    </style:style>
    <style:style style:name="T76" style:family="text">
      <style:text-properties fo:color="#000000"/>
    </style:style>
    <style:style style:name="T77" style:family="text">
      <style:text-properties fo:color="#000000" fo:background-color="#ffffff" loext:char-shading-value="0"/>
    </style:style>
    <style:style style:name="T78" style:family="text">
      <style:text-properties fo:color="#000000" fo:font-weight="bold" fo:background-color="#ffffff" loext:char-shading-value="0" style:font-weight-asian="bold" style:font-weight-complex="bold"/>
    </style:style>
    <style:style style:name="T79" style:family="text">
      <style:text-properties fo:color="#000000" fo:font-weight="bold" style:font-weight-asian="bold" style:font-weight-complex="bold"/>
    </style:style>
    <style:style style:name="T80" style:family="text">
      <style:text-properties officeooo:rsid="00520242"/>
    </style:style>
    <style:style style:name="T81" style:family="text">
      <style:text-properties officeooo:rsid="0052f88b"/>
    </style:style>
    <style:style style:name="T82" style:family="text">
      <style:text-properties style:text-position="0% 100%"/>
    </style:style>
    <style:style style:name="T83" style:family="text">
      <style:text-properties style:text-position="0% 100%" fo:background-color="#ffff00" loext:char-shading-value="0"/>
    </style:style>
    <style:style style:name="T84" style:family="text">
      <style:text-properties officeooo:rsid="00539e33"/>
    </style:style>
    <style:style style:name="T85" style:family="text">
      <style:text-properties fo:background-color="#ffff00" loext:char-shading-value="0"/>
    </style:style>
    <style:style style:name="T86" style:family="text">
      <style:text-properties officeooo:rsid="0033e388" fo:background-color="#ffff00" loext:char-shading-value="0"/>
    </style:style>
    <style:style style:name="T87" style:family="text">
      <style:text-properties officeooo:rsid="003efb8f" fo:background-color="#ffff00" loext:char-shading-value="0"/>
    </style:style>
    <style:style style:name="T88" style:family="text">
      <style:text-properties officeooo:rsid="005f7607" fo:background-color="#ffff00" loext:char-shading-value="0"/>
    </style:style>
    <style:style style:name="T89" style:family="text">
      <style:text-properties officeooo:rsid="006ccf1a" fo:background-color="#ffff00" loext:char-shading-value="0"/>
    </style:style>
    <style:style style:name="T90" style:family="text">
      <style:text-properties officeooo:rsid="003cba0d"/>
    </style:style>
    <style:style style:name="T91" style:family="text">
      <style:text-properties officeooo:rsid="003ae2cd"/>
    </style:style>
    <style:style style:name="T92" style:family="text">
      <style:text-properties officeooo:rsid="00558e98"/>
    </style:style>
    <style:style style:name="T93" style:family="text">
      <style:text-properties officeooo:rsid="00645c20"/>
    </style:style>
    <style:style style:name="T94" style:family="text">
      <style:text-properties officeooo:rsid="005f7607"/>
    </style:style>
    <style:style style:name="T95" style:family="text">
      <style:text-properties fo:background-color="#afd095" loext:char-shading-value="0"/>
    </style:style>
    <style:style style:name="T96" style:family="text">
      <style:text-properties officeooo:rsid="005733e6" fo:background-color="#afd095" loext:char-shading-value="0"/>
    </style:style>
    <style:style style:name="T97" style:family="text">
      <style:text-properties officeooo:rsid="0071c114"/>
    </style:style>
    <style:style style:name="T98" style:family="text">
      <style:text-properties officeooo:rsid="0062955c"/>
    </style:style>
    <style:style style:name="T99" style:family="text">
      <style:text-properties officeooo:rsid="005733e6"/>
    </style:style>
    <style:style style:name="T100" style:family="text">
      <style:text-properties officeooo:rsid="0058e66b"/>
    </style:style>
    <style:style style:name="T101" style:family="text">
      <style:text-properties fo:background-color="#ffffa6" loext:char-shading-value="0"/>
    </style:style>
    <style:style style:name="T102" style:family="text">
      <style:text-properties officeooo:rsid="001ac66d" fo:background-color="#ffffa6" loext:char-shading-value="0"/>
    </style:style>
    <style:style style:name="T103" style:family="text">
      <style:text-properties officeooo:rsid="005df148"/>
    </style:style>
    <style:style style:name="T104" style:family="text">
      <style:text-properties officeooo:rsid="006103d5"/>
    </style:style>
    <style:style style:name="T105" style:family="text">
      <style:text-properties officeooo:rsid="00629253"/>
    </style:style>
    <style:style style:name="T106" style:family="text">
      <style:text-properties officeooo:rsid="001ac66d"/>
    </style:style>
    <style:style style:name="T107" style:family="text">
      <style:text-properties style:font-name="DejaVu Sans Mono"/>
    </style:style>
    <style:style style:name="T108" style:family="text">
      <style:text-properties style:font-name="DejaVu Sans Mono" officeooo:rsid="001f8b99"/>
    </style:style>
    <style:style style:name="T109" style:family="text">
      <style:text-properties style:font-name="DejaVu Sans Mono" officeooo:rsid="006a1596"/>
    </style:style>
    <style:style style:name="T110" style:family="text">
      <style:text-properties officeooo:rsid="0065165e"/>
    </style:style>
    <style:style style:name="T111" style:family="text">
      <style:text-properties officeooo:rsid="006520ca"/>
    </style:style>
    <style:style style:name="T112" style:family="text">
      <style:text-properties officeooo:rsid="0068d865"/>
    </style:style>
    <style:style style:name="T113" style:family="text">
      <style:text-properties officeooo:rsid="006a1596"/>
    </style:style>
    <style:style style:name="T114" style:family="text">
      <style:text-properties officeooo:rsid="006bc787"/>
    </style:style>
    <style:style style:name="T115" style:family="text">
      <style:text-properties officeooo:rsid="006c3399"/>
    </style:style>
    <style:style style:name="T116" style:family="text">
      <style:text-properties officeooo:rsid="006e64e0"/>
    </style:style>
    <style:style style:name="T117" style:family="text">
      <style:text-properties officeooo:rsid="006fde5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079cm" draw:marker-start-width="0.469cm" draw:marker-end-width="0.469cm" draw:fill="solid" draw:fill-color="#ffffff" draw:opacity="0%" draw:textarea-horizontal-align="justify" draw:textarea-vertical-align="middle" draw:auto-grow-height="false" fo:min-height="1.588cm" fo:min-width="4.339cm" fo:padding-top="0.039cm" fo:padding-bottom="0.039cm" fo:padding-left="0.039cm" fo:padding-right="0.03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opacity="0%" draw:textarea-horizontal-align="justify" draw:textarea-vertical-align="middle" draw:auto-grow-height="false" fo:min-height="1.852cm" fo:min-width="2.831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="none" draw:textarea-vertical-align="middle" draw:auto-grow-height="false" fo:min-height="6.161cm" fo:min-width="0.3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202<text:span text:style-name="T14">2</text:span> <text:span text:style-name="T14">Spring</text:span> CPSC 240-<text:span text:style-name="T28">9</text:span> Final <text:span text:style-name="T14">Concept</text:span> Test <text:span text:style-name="T75">Answers</text:span></text:p>
      <text:p text:style-name="P93"><text:span text:style-name="T75">Take-home test: <text:s/></text:span>202<text:span text:style-name="T14">2</text:span>-<text:span text:style-name="T14">May</text:span>-<text:span text:style-name="T15">1</text:span><text:span text:style-name="T28">2</text:span>: <text:s/><text:span text:style-name="T14">11</text:span>:<text:span text:style-name="T15">3</text:span>0<text:span text:style-name="T14">a</text:span>m – <text:span text:style-name="T112">1</text:span>:<text:span text:style-name="T69">3</text:span>0pm </text:p>
      <text:p text:style-name="P84"/>
      <text:p text:style-name="P85">Read me</text:p>
      <text:p text:style-name="P75"/>
      <text:p text:style-name="P75">This test follows the same rules as the midterm test</text:p>
      <text:p text:style-name="P76"/>
      <text:p text:style-name="P76"/>
      <text:p text:style-name="P75">Answers may be written directly into this document.</text:p>
      <text:p text:style-name="P75"/>
      <text:p text:style-name="P75"/>
      <text:p text:style-name="P75">The document with your answers may be submitted in any one of these form<text:span text:style-name="T77">ats: </text:span><text:span text:style-name="T78">doc</text:span><text:span text:style-name="T77">, </text:span><text:span text:style-name="T78">docx</text:span><text:span text:style-name="T77">,</text:span> <text:span text:style-name="T76">or </text:span><text:span text:style-name="T79">odt</text:span><text:span text:style-name="T76">. <text:s/></text:span>All other formats will be discarded without reading.</text:p>
      <text:p text:style-name="P76"/>
      <text:p text:style-name="P76"/>
      <text:p text:style-name="P77">If the string “Blank” is written in the space for an answer then that question will receive 20% of full credit.</text:p>
      <text:p text:style-name="P78"/>
      <text:p text:style-name="P78"/>
      <text:p text:style-name="P79">Place your name in the test on the last page.</text:p>
      <text:p text:style-name="P78"/>
      <text:p text:style-name="P78"/>
      <text:p text:style-name="P75">Be aware of the closing time. <text:s/>It is strictly enforced.</text:p>
      <text:p text:style-name="P78"/>
      <text:p text:style-name="P78"/>
      <text:p text:style-name="P80">This is very important: do not save anything in pdf format.</text:p>
      <text:p text:style-name="P78"/>
      <text:p text:style-name="P78"/>
      <text:p text:style-name="P78"><text:span text:style-name="T16">Before </text:span><text:span text:style-name="T18">2</text:span><text:span text:style-name="T17">:</text:span><text:span text:style-name="T18">29</text:span><text:span text:style-name="T16">pm send</text:span> your document as an attachment to me: <text:s/><text:a xlink:type="simple" xlink:href="mailto:holliday@fullerton.edu" text:style-name="Internet_20_link" text:visited-style-name="Visited_20_Internet_20_Link"><text:span text:style-name="T19">holliday@fullerton.edu</text:span></text:a></text:p>
      <text:p text:style-name="P78"/>
      <text:p text:style-name="P78"/>
      <text:p text:style-name="P75">Do not post your test in the cloud. <text:s/>Use attachments <text:span text:style-name="T23">to send me your document.</text:span></text:p>
      <text:p text:style-name="P78"/>
      <text:p text:style-name="P78"/>
      <text:p text:style-name="P81">If the answer space is empty then the points for that question are zero.</text:p>
      <text:p text:style-name="P78"/>
      <text:p text:style-name="P78"/>
      <text:p text:style-name="P81">You may use any word processing tool at your disposal provided it can save files in one of the three accepted formats. </text:p>
      <text:p text:style-name="P81"/>
      <text:p text:style-name="P81"/>
      <text:p text:style-name="P81">If your computer has no word processor program then <text:span text:style-name="T20">use</text:span> Google Docs, which saves files in every format ever created on this planet.</text:p>
      <text:p text:style-name="P81"/>
      <text:p text:style-name="P81"/>
      <text:p text:style-name="P81"/>
      <text:p text:style-name="P111">The total point value of this test is 100 points, which is one-<text:span text:style-name="T20">fourth</text:span> of your course grade.</text:p>
      <text:p text:style-name="P81"/>
      <text:p text:style-name="P81"/>
      <text:p text:style-name="P81">Every effort has been made to create unambiguous question<text:span text:style-name="T21">s</text:span>. <text:s/><text:span text:style-name="T21">If a question is truly ambiguous send me ordinary email to ask for clarification. <text:s/>I will be </text:span><text:span text:style-name="T20">monitoring incoming email <text:s/></text:span><text:span text:style-name="T22">during the test period.</text:span></text:p>
      <text:p text:style-name="P81"/>
      <text:p text:style-name="P81"/>
      <text:p text:style-name="P82">This is an open note test. <text:s/><text:span text:style-name="T22">Use the entire web to get answers if desired.</text:span></text:p>
      <text:p text:style-name="P76"/>
      <text:p text:style-name="P76"/>
      <text:p text:style-name="P83">Don’t ask your neighbor for answers. <text:s/>It embarrasses the neighbor and reveals you don’t know how to search <text:span text:style-name="T23">the web</text:span> for your own answers.</text:p>
      <text:p text:style-name="P70"/>
      <text:p text:style-name="P70"/>
      <text:p text:style-name="P71">I suggest that you keep your email open during the test. <text:s/>If there is an emergency I send a broadcast email to everyone.</text:p>
      <text:p text:style-name="P71"/>
      <text:p text:style-name="P71"/>
      <text:p text:style-name="P73">You may submit your answers multiple times. <text:s/>I always evaluate the newest submission because I assume the newest one will gain the most points.</text:p>
      <text:p text:style-name="P71"/>
      <text:p text:style-name="P71"/>
      <text:p text:style-name="P72">Go to next page.</text:p>
      <text:p text:style-name="P113"><text:span text:style-name="T1">1. <text:s/></text:span><text:span text:style-name="T42">Suppose you have a co-worker who is well-skilled in assembly program</text:span><text:span text:style-name="T72">ming</text:span><text:span text:style-name="T42"> but not much else. <text:s/></text:span><text:span text:style-name="T43">He (or she) thinks it is normal to dream in assembly instructions.</text:span></text:p>
      <text:p text:style-name="P1"/>
      <text:p text:style-name="P55"><text:span text:style-name="T43">One day </text:span>you and the co-worker <text:span text:style-name="T43">find yourselves both attending a company sponsored workshop on the subject o</text:span><text:span text:style-name="T72">f</text:span><text:span text:style-name="T43"> advanced techniques in C++.</text:span> <text:s/>During the 15-minute break period he <text:span text:style-name="T43">(or she)</text:span> leans over slightly and asks you “What really happens when a C++ function calls another <text:span text:style-name="T43">C++</text:span> function?”</text:p>
      <text:p text:style-name="P1"/>
      <text:p text:style-name="P56">Give your response suitable for your <text:span text:style-name="T72">listener</text:span>.</text:p>
      <text:p text:style-name="P1"/>
      <text:p text:style-name="P58">Answer:</text:p>
      <text:p text:style-name="P54"/>
      <text:p text:style-name="P58">My listener is someone who understands assembly well. <text:s/>Therefore, I answer like this.</text:p>
      <text:p text:style-name="P58"/>
      <text:p text:style-name="P58">push rip</text:p>
      <text:p text:style-name="P58"/>
      <text:p text:style-name="P58">push <text:s/>rbp</text:p>
      <text:p text:style-name="P58"/>
      <text:p text:style-name="P58">mov <text:s/>rbp,rsp</text:p>
      <text:p text:style-name="P58"/>
      <text:p text:style-name="P58">compute the total size of storage for all the data local to the called function</text:p>
      <text:p text:style-name="P58"/>
      <text:p text:style-name="P58">add that computed size to rsp<text:tab/><text:tab/>&lt;== This completes creation of the AR</text:p>
      <text:p text:style-name="P58"/>
      <text:p text:style-name="P58">copy into rip the address of the first instruction of the called function</text:p>
      <text:p text:style-name="P2"/>
      <text:p text:style-name="P1">//<text:span text:style-name="T75">End of answer.</text:span></text:p>
      <text:p text:style-name="P1"/>
      <text:p text:style-name="P1"/>
      <text:p text:style-name="P1"/>
      <text:p text:style-name="P1"/>
      <text:p text:style-name="P1"/>
      <text:p text:style-name="P1"/>
      <text:p text:style-name="P1">//<text:span text:style-name="T116">Only an assembly programmer will make sense of the answer above.</text:span></text:p>
      <text:p text:style-name="P1"/>
      <text:p text:style-name="P1">//<text:span text:style-name="T75">That is a lot of stuff happening </text:span><text:span text:style-name="T80">whenever a function is called!</text:span></text:p>
      <text:p text:style-name="P1"/>
      <text:p text:style-name="P1">//<text:span text:style-name="T80">This answer applies when the called function is from C++.</text:span></text:p>
      <text:p text:style-name="P1"/>
      <text:p text:style-name="P1">//<text:span text:style-name="T80">This answer does not apply when the called function is assembly.</text:span></text:p>
      <text:p text:style-name="P1"/>
      <text:p text:style-name="P99">2. <text:s/><text:span text:style-name="T29">Here are two numbers in binary scientific form.</text:span></text:p>
      <text:p text:style-name="P4"/>
      <text:p text:style-name="P4"><text:tab/><text:span text:style-name="T29">1.</text:span><text:span text:style-name="T43">000010000100001</text:span><text:span text:style-name="T29"> x 2</text:span><text:span text:style-name="T32">5</text:span></text:p>
      <text:p text:style-name="P4"><text:tab/><text:span text:style-name="T29">1.</text:span><text:span text:style-name="T43">1000100010001</text:span><text:span text:style-name="T29"> <text:s text:c="4"/>x 2</text:span><text:span text:style-name="T31">-</text:span><text:span text:style-name="T32">12</text:span></text:p>
      <text:p text:style-name="P4"/>
      <text:p text:style-name="P49"><text:span text:style-name="T44">Part 1. <text:s/></text:span>What is the sum of the two numbers? <text:s/>Show the sum also in binary scientific form.</text:p>
      <text:p text:style-name="P49"/>
      <text:p text:style-name="P49"/>
      <text:p text:style-name="P49"><text:span text:style-name="T44">Part 2. <text:s text:c="2"/></text:span>Convert that answer to IEEE754 32-bit <text:span text:style-name="T43">hex</text:span>. <text:s text:c="3"/></text:p>
      <text:p text:style-name="P3"/>
      <text:p text:style-name="P69">For <text:span text:style-name="T38">maximum </text:span>credit you <text:span text:style-name="T3">need</text:span> to show intermediate steps <text:span text:style-name="T2">sufficient to convince </text:span><text:span text:style-name="T38">me</text:span><text:span text:style-name="T2"> you know what you’re doing.</text:span></text:p>
      <text:p text:style-name="P3"/>
      <text:p text:style-name="P48">Answer part 1.</text:p>
      <text:p text:style-name="P3"/>
      <text:p text:style-name="P59">Let L be the first number. <text:s text:c="2"/>Let S be the second number.</text:p>
      <text:p text:style-name="P3"/>
      <text:p text:style-name="P59">In S move the point 17 places to the left.</text:p>
      <text:p text:style-name="P3"/>
      <text:p text:style-name="P59">S = 0.0000 <text:s/>0000 <text:s/>0000 <text:s/>0000 <text:s/>1100 <text:s/>0100 <text:s/>0100 <text:s/>01 <text:s text:c="2"/><text:span text:style-name="T29">x 2</text:span><text:span text:style-name="T32">5</text:span></text:p>
      <text:p text:style-name="P3"/>
      <text:p text:style-name="P59">For better viewing show S directly below L and add.</text:p>
      <text:p text:style-name="P3"/>
      <text:p text:style-name="P59">L = <text:span text:style-name="T29">1.</text:span><text:span text:style-name="T43">0000 <text:s/>1000 <text:s/>0100 <text:s/>001</text:span>0<text:span text:style-name="T43"><text:tab/><text:tab/><text:tab/><text:tab/></text:span><text:span text:style-name="T29">x 2</text:span><text:span text:style-name="T32">5</text:span></text:p>
      <text:p text:style-name="P59">S = 0.0000 <text:s/>0000 <text:s/>0000 <text:s/>0000 <text:s/>1100 <text:s/>0100 <text:s/>0100 <text:s/>01<text:tab/><text:span text:style-name="T29">x 2</text:span><text:span text:style-name="T32">5</text:span></text:p>
      <text:p text:style-name="P3"/>
      <text:p text:style-name="P59"><draw:custom-shape text:anchor-type="paragraph" draw:z-index="0" draw:name="Shape2_0" draw:style-name="gr3" draw:text-style-name="P118" svg:width="0.989cm" svg:height="6.501cm" draw:transform="skewX (0.00279252680319092) rotate (1.58824961931484) translate (1.81327777777778cm 1.45873611111111cm)"><text:p/><draw:enhanced-geometry svg:viewBox="0 0 21600 21600" draw:glue-points="21600 0 0 10800 21600 21600" draw:text-areas="13800 ?f9 21600 ?f10" draw:type="left-brace" draw:modifiers="1800 11066.9380633905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L+S = <text:s/><text:span text:style-name="T86">1.</text:span><text:span text:style-name="T87">0000 <text:s/>1000 <text:s/>0100 <text:s/>001</text:span><text:span text:style-name="T85">0 <text:s/>1100 <text:s/>0100 <text:s/>0100 <text:s/>01<text:tab/></text:span><text:span text:style-name="T86">x 2</text:span><text:span text:style-name="T33">5</text:span><text:span text:style-name="T83"> </text:span><text:span text:style-name="T82"><text:s/>&lt;== Answer of part 1</text:span></text:p>
      <text:p text:style-name="P3"/>
      <text:p text:style-name="P3"/>
      <text:p text:style-name="P3"/>
      <text:p text:style-name="P48">Begin answer of part 2</text:p>
      <text:p text:style-name="P3"/>
      <text:p text:style-name="P59">In 32-bit float numbers the mantissa has 23 bits. <text:s text:c="2"/><text:span text:style-name="T84">In the answer of part 1 the mantissa is indicated by a brace below the mantissa.</text:span></text:p>
      <text:p text:style-name="P3"/>
      <text:p text:style-name="P60">Next add: <text:s text:c="2"/>bias# + true_exp = 0111 1111 + 101 <text:s/>= <text:s/>1000 <text:s/>0100 = <text:s/>stored exponent</text:p>
      <text:p text:style-name="P60"/>
      <text:p text:style-name="P60">Next write the sum in IEEEE754 binary notation:</text:p>
      <text:p text:style-name="P60"/>
      <text:p text:style-name="P60">L+S = 0 <text:s/>1000 <text:s/>0100 <text:s text:c="2"/><text:span text:style-name="T43">0000 <text:s/>1000 <text:s/>0100 <text:s/>001</text:span><text:span text:style-name="T81">0 <text:s/>1100 <text:s/>010</text:span></text:p>
      <text:p text:style-name="P60"/>
      <text:p text:style-name="P60">Next regroup into groups of 4 bits/group</text:p>
      <text:p text:style-name="P60"/>
      <text:p text:style-name="P60">L+S = 0100 <text:s/>0010 <text:s text:c="2"/>0<text:span text:style-name="T43">000 <text:s text:c="2"/>0100 <text:s text:c="2"/>0010 <text:s text:c="2"/>0001 <text:s text:c="2"/></text:span><text:span text:style-name="T81">0110 <text:s text:c="2"/>0010</text:span></text:p>
      <text:p text:style-name="P60"/>
      <text:p text:style-name="P60">which equals <text:s text:c="3"/><text:span text:style-name="T85">0x420</text:span><text:span text:style-name="T89">4</text:span><text:span text:style-name="T85"> </text:span><text:span text:style-name="T89">2</text:span><text:span text:style-name="T85">162</text:span><text:tab/><text:tab/><text:tab/>&lt;== Answer of part 2.</text:p>
      <text:p text:style-name="P100">3. <text:s/>Make a C++ or C function named get_<text:span text:style-name="T46">tics</text:span><text:span text:style-name="T39"> <text:s text:c="2"/>Here is its prototype</text:span></text:p>
      <text:p text:style-name="P6"/>
      <text:p text:style-name="P50"><text:tab/><text:span text:style-name="T46">long </text:span>unsigned <text:span text:style-name="T45">int</text:span> <text:s/>get_<text:span text:style-name="T46">tics</text:span>();</text:p>
      <text:p text:style-name="P6"/>
      <text:p text:style-name="P57"/>
      <text:p text:style-name="P50">Show the complete function bel<text:span text:style-name="T46">ow.</text:span></text:p>
      <text:p text:style-name="P6"/>
      <text:p text:style-name="P50">Hint: <text:s/>Here is <text:span text:style-name="T72">a</text:span><text:span text:style-name="T46"> place to use inline assembly</text:span></text:p>
      <text:p text:style-name="P5"/>
      <text:p text:style-name="P60">Answer:</text:p>
      <text:p text:style-name="P60"/>
      <text:p text:style-name="P62"><text:span text:style-name="T90">extern </text:span>long unsigned int get_tics();<text:tab/><text:tab/><text:tab/>//Prototype</text:p>
      <text:p text:style-name="P62"/>
      <text:p text:style-name="P62"/>
      <text:p text:style-name="P62">long unsigned int transfer;<text:tab/><text:tab/><text:tab/><text:tab/>//Variable declared in global space <text:span text:style-name="T91">which is</text:span></text:p>
      <text:p text:style-name="P62"><text:tab/><text:tab/><text:tab/><text:tab/><text:tab/><text:tab/><text:tab/>//<text:span text:style-name="T91">c</text:span>onsidered as poor software design.</text:p>
      <text:p text:style-name="P62">long unsigned int get_tics()<text:tab/><text:tab/><text:tab/>//Body of the function <text:span text:style-name="T91">begins here</text:span></text:p>
      <text:p text:style-name="P62">{ <text:s/><text:span text:style-name="T91">long unsigned int number_tics = 0;</text:span></text:p>
      <text:p text:style-name="P62"><text:s text:c="3"/>asm(".intel_syntax noprefix");</text:p>
      <text:p text:style-name="P62"><text:s text:c="3"/>asm("<text:span text:style-name="T91">cpuid</text:span>");</text:p>
      <text:p text:style-name="P62"><text:s text:c="3"/>asm("<text:span text:style-name="T91">rdtsc</text:span>");</text:p>
      <text:p text:style-name="P62"><text:s text:c="3"/>asm("<text:span text:style-name="T90">shl rdx,32</text:span>");</text:p>
      <text:p text:style-name="P62"><text:s text:c="3"/>asm("<text:span text:style-name="T90">add rdx,rax</text:span>");</text:p>
      <text:p text:style-name="P62"><text:s text:c="3"/>asm("<text:span text:style-name="T90">mov transfer, rdx</text:span>");</text:p>
      <text:p text:style-name="P62"><text:s text:c="3"/>asm(".att_syntax noprefix");</text:p>
      <text:p text:style-name="P64"><text:s text:c="3"/>number_tics = transfer;</text:p>
      <text:p text:style-name="P64"><text:s text:c="3"/>return number_tics;</text:p>
      <text:p text:style-name="P62">}//End of function get_tics().</text:p>
      <text:p text:style-name="P61"/>
      <text:p text:style-name="P60"/>
      <text:p text:style-name="P107">4. <text:s/>At Carpenter Depot <text:span text:style-name="T47">Warehouse</text:span> they sell lumber board <text:span text:style-name="T72">cut</text:span> to length desired by the customer.</text:p>
      <text:p text:style-name="P51"/>
      <text:p text:style-name="P51">All numeric values are whole number positive integers <text:span text:style-name="T72">in units of inches</text:span></text:p>
      <text:p text:style-name="P51"/>
      <text:p text:style-name="P51">Show a block of assembly statements that will </text:p>
      <text:p text:style-name="P51"><text:tab/>Input the length of a board</text:p>
      <text:p text:style-name="P51"><text:tab/>Input the length of shelves want<text:span text:style-name="T72">ed</text:span> by <text:span text:style-name="T72">the </text:span>customer</text:p>
      <text:p text:style-name="P51"><text:tab/>Output the number of shelves that can be cut from the board</text:p>
      <text:p text:style-name="P52"><text:tab/>Output the number of inches <text:span text:style-name="T40">of remaining unusable board</text:span></text:p>
      <text:p text:style-name="P52"/>
      <text:p text:style-name="P53">Sample execution:</text:p>
      <text:p text:style-name="P52"><text:tab/><text:span text:style-name="T40">1</text:span><text:span text:style-name="T47">5</text:span><text:span text:style-name="T40">0<text:tab/><text:tab/><text:tab/><text:tab/>//</text:span><text:span text:style-name="T47">input board length</text:span></text:p>
      <text:p text:style-name="P52"><text:tab/><text:span text:style-name="T47">44<text:tab/><text:tab/><text:tab/><text:tab/>//Input desired length of shelves</text:span></text:p>
      <text:p text:style-name="P52"><text:tab/><text:span text:style-name="T40">Number of shelves is </text:span><text:span text:style-name="T47">3</text:span></text:p>
      <text:p text:style-name="P53"><text:tab/>Inches leftover is <text:span text:style-name="T47">18</text:span></text:p>
      <text:p text:style-name="P53"/>
      <text:p text:style-name="P65">Answer:</text:p>
      <text:p text:style-name="P65"/>
      <text:p text:style-name="P65">//Unfortunately, this answer wasted too much valuable time on blocks of I/O code.</text:p>
      <text:p text:style-name="P65"/>
      <text:p text:style-name="P65">//Nevertheless, the complete answer is on the next page.</text:p>
      <text:p text:style-name="P65"/>
      <text:p text:style-name="P63"/>
      <text:p text:style-name="P66"/>
      <text:p text:style-name="P110">segment .data</text:p>
      <text:p text:style-name="P66">shelves db “Number of shelves is %ld”,19,0</text:p>
      <text:p text:style-name="P66">leftover db “Number of leftover inches is <text:s/>%ld”,10,0</text:p>
      <text:p text:style-name="P66">wholenumber db “%ld”,0</text:p>
      <text:p text:style-name="P66"/>
      <text:p text:style-name="P66">segment .text</text:p>
      <text:p text:style-name="P66"/>
      <text:p text:style-name="P66">;<text:span text:style-name="T85">Block </text:span><text:span text:style-name="T88">to obtain the board length</text:span></text:p>
      <text:p text:style-name="P66">push qword 0</text:p>
      <text:p text:style-name="P66">mov rax,0</text:p>
      <text:p text:style-name="P66">mov rdi, wholenumber</text:p>
      <text:p text:style-name="P66">mov rsi, rsp</text:p>
      <text:p text:style-name="P66">call scanf</text:p>
      <text:p text:style-name="P66">pop r14<text:tab/><text:tab/>;r14 holds board length</text:p>
      <text:p text:style-name="P66"/>
      <text:p text:style-name="P67">;Block to obtain desired shelf length</text:p>
      <text:p text:style-name="P66">push qword 0</text:p>
      <text:p text:style-name="P66">mov rax,0</text:p>
      <text:p text:style-name="P66">mov rdi, wholenumber</text:p>
      <text:p text:style-name="P66">mov rsi,rsp</text:p>
      <text:p text:style-name="P66">call scanf</text:p>
      <text:p text:style-name="P66">pop r15<text:tab/><text:tab/>;r15 holds shelf <text:span text:style-name="T93">length</text:span></text:p>
      <text:p text:style-name="P66"/>
      <text:p text:style-name="P68">;<text:span text:style-name="T94">Set up block for dividing board length by shelf length</text:span></text:p>
      <text:p text:style-name="P66">mov rax, r14</text:p>
      <text:p text:style-name="P66">cqo<text:tab/><text:tab/><text:tab/>;Very important</text:p>
      <text:p text:style-name="P66">div r15</text:p>
      <text:p text:style-name="P66"/>
      <text:p text:style-name="P66">;Now rax hold number of boards and rdx holds leftover. <text:s/>Let’s output those 2 numbers</text:p>
      <text:p text:style-name="P68"/>
      <text:p text:style-name="P68">;<text:span text:style-name="T94">Block to set up output of number of shelves</text:span></text:p>
      <text:p text:style-name="P66">mov rdi, shelves</text:p>
      <text:p text:style-name="P66">mov rsi,rax</text:p>
      <text:p text:style-name="P66">mov rax,0</text:p>
      <text:p text:style-name="P66">call printf</text:p>
      <text:p text:style-name="P66"/>
      <text:p text:style-name="P68">;<text:span text:style-name="T94">Block to set up output of inches of leftover wood.</text:span></text:p>
      <text:p text:style-name="P66">mov rdi, leftover</text:p>
      <text:p text:style-name="P66">mov rsi,rdx</text:p>
      <text:p text:style-name="P66">mov rax,0</text:p>
      <text:p text:style-name="P66">call printf</text:p>
      <text:p text:style-name="P105">5. <text:s text:c="2"/>Suppose this array is declared in the segment .bss</text:p>
      <text:p text:style-name="P24"/>
      <text:p text:style-name="P24"><text:tab/><text:span text:style-name="T47">opinion</text:span> resb 64</text:p>
      <text:p text:style-name="P8"/>
      <text:p text:style-name="P25">Show the block of pure assembly statement that will accept <text:span text:style-name="T73">string input from </text:span>the keyboard and place the input into the array <text:span text:style-name="T47">opinion</text:span>.</text:p>
      <text:p text:style-name="P24"/>
      <text:p text:style-name="P25">Here is the <text:span text:style-name="T48">catch</text:span> you have to answer in pure assembly. <text:s/></text:p>
      <text:p text:style-name="P25"/>
      <text:p text:style-name="P25">Don’t jump to the blank answer immediately. <text:s/><text:span text:style-name="T41">This is an open notes test. <text:s/></text:span><text:span text:style-name="T48">At least try to look it up.</text:span></text:p>
      <text:p text:style-name="P24"/>
      <text:p text:style-name="P29">Answer:</text:p>
      <text:p text:style-name="P24"/>
      <text:p text:style-name="P31">I went to the <text:span text:style-name="T95">Jorgensen textbook, pages </text:span><text:span text:style-name="T96">204</text:span><text:span text:style-name="T95">-20</text:span><text:span text:style-name="T96">8</text:span>. <text:s/>The sample program is kind of messy but I selected the piece<text:span text:style-name="T97">s</text:span> that I needed. <text:s/>Here is the result.</text:p>
      <text:p text:style-name="P31"/>
      <text:p text:style-name="P31"/>
      <text:p text:style-name="P31"/>
      <text:p text:style-name="P31"><text:span text:style-name="T50">STD</text:span><text:span text:style-name="T51">IN</text:span> equ <text:span text:style-name="T92">0<text:tab/></text:span><text:tab/><text:tab/>;1 is the code for std<text:span text:style-name="T99">in</text:span> <text:span text:style-name="T98">(</text:span><text:span text:style-name="T99">source</text:span><text:span text:style-name="T98">); </text:span><text:span text:style-name="T99">see page 200</text:span></text:p>
      <text:p text:style-name="P26"/>
      <text:p text:style-name="P31"><text:span text:style-name="T50">LENGTH</text:span> <text:s text:c="2"/>equ 35<text:tab/><text:tab/>;Number of bytes to be <text:span text:style-name="T92">inputted: you pic a number &lt; 64</text:span></text:p>
      <text:p text:style-name="P31"/>
      <text:p text:style-name="P30"><text:span text:style-name="T50">SYS_</text:span><text:span text:style-name="T52">READ</text:span> <text:s/>equ <text:s/><text:span text:style-name="T99">0</text:span><text:tab/><text:tab/>;<text:span text:style-name="T99">0</text:span> is the code for the OS component equivalent to <text:span text:style-name="T99">scanf</text:span></text:p>
      <text:p text:style-name="P30"/>
      <text:p text:style-name="P30">segment <text:s/>.<text:span text:style-name="T92">bss</text:span></text:p>
      <text:p text:style-name="P30"><text:tab/><text:span text:style-name="T47">opinion </text:span><text:span text:style-name="T40"><text:s/>resb <text:s/>64</text:span></text:p>
      <text:p text:style-name="P30"/>
      <text:p text:style-name="P30">segment <text:s/>.text</text:p>
      <text:p text:style-name="P30">_start:</text:p>
      <text:p text:style-name="P30"/>
      <text:p text:style-name="P30">;Block to <text:span text:style-name="T99">input</text:span> the string <text:span text:style-name="T99">opinion</text:span> without the use of <text:span text:style-name="T99">a library function</text:span> taken from <text:span text:style-name="T99">bottom of page 207 and top of page 208.</text:span></text:p>
      <text:p text:style-name="P30"/>
      <text:p text:style-name="P30">mov rdi, <text:span text:style-name="T50">STD</text:span><text:span text:style-name="T52">IN</text:span></text:p>
      <text:p text:style-name="P30">mov rax, <text:span text:style-name="T50">SYS_</text:span><text:span text:style-name="T52">READ</text:span></text:p>
      <text:p text:style-name="P30">mov rsi, <text:span text:style-name="T99">opinion</text:span></text:p>
      <text:p text:style-name="P30">mov rdx, <text:span text:style-name="T50">LENGTH</text:span></text:p>
      <text:p text:style-name="P30">syscall</text:p>
      <text:p text:style-name="P24"/>
      <text:p text:style-name="P33"/>
      <text:p text:style-name="P32">//<text:span text:style-name="T99">Major decision here. <text:s/></text:span><text:span text:style-name="T100">The answer for this question is the 5 lines shown above. <text:s/>When I went to view the author’s example on page 206 I see it is horribly complex. <text:s/>The author sets up a loop to input one character at a time. <text:s/>I had forgotten how complex the author’s solution really is.</text:span></text:p>
      <text:p text:style-name="P32"/>
      <text:p text:style-name="P45"/>
      <text:p text:style-name="P109"><text:span text:style-name="T5">6. <text:s/></text:span><text:span text:style-name="T6">Convert 1</text:span><text:span text:style-name="T10">34</text:span><text:span text:style-name="T6">.</text:span><text:span text:style-name="T7">3</text:span><text:span text:style-name="T6"> to </text:span><text:span text:style-name="T8">IEEE754 </text:span><text:span text:style-name="T6">32-bit hex format.</text:span></text:p>
      <text:p text:style-name="P7"/>
      <text:p text:style-name="P34">Answer:</text:p>
      <text:p text:style-name="P8"/>
      <text:p text:style-name="P34">First we convert 134 to 10000110.</text:p>
      <text:p text:style-name="P34"/>
      <text:p text:style-name="P34">Next use successive multiplication by 2 to find a pattern.</text:p>
      <text:p text:style-name="P34"/>
      <text:p text:style-name="P34">0.3 x 2 = 0.6</text:p>
      <text:p text:style-name="P34"><draw:custom-shape text:anchor-type="paragraph" draw:z-index="1" draw:name="Shape1" draw:style-name="gr2" draw:text-style-name="P117" svg:width="2.832cm" svg:height="1.853cm" svg:x="-0.056cm" svg:y="0.037cm"><text:p/><draw:enhanced-geometry svg:viewBox="0 0 21600 21600" draw:type="rectangle" draw:enhanced-path="M 0 0 L 21600 0 21600 21600 0 21600 0 0 Z N"/></draw:custom-shape>0.6 x 2 = 1.2</text:p>
      <text:p text:style-name="P34">0.2 x 2 = 0.4</text:p>
      <text:p text:style-name="P34">0.4 x 2 = 0.8</text:p>
      <text:p text:style-name="P34">0.8 x 2 = 1.6</text:p>
      <text:p text:style-name="P34">0.6 x 2 = 1.2</text:p>
      <text:p text:style-name="P34">A pattern has started to develop.</text:p>
      <text:p text:style-name="P34"/>
      <text:p text:style-name="P97"><text:span text:style-name="T53">Therefore, our number is <text:s/>10000110 . 01001 <text:s/>1001 <text:s/>1001 <text:s/>1001 <text:s/>…x 2</text:span><text:span text:style-name="T34">0</text:span></text:p>
      <text:p text:style-name="P34"/>
      <text:p text:style-name="P97"><text:span text:style-name="T53">= <text:s/>1 . </text:span><text:span text:style-name="T57">0000 <text:s/>1100 <text:s/>1001 <text:s/>1001 <text:s/>1001 <text:s/>1001 </text:span><text:span text:style-name="T53">…. <text:s text:c="2"/>2</text:span><text:span text:style-name="T35">7</text:span></text:p>
      <text:p text:style-name="P34"/>
      <text:p text:style-name="P34"/>
      <text:p text:style-name="P97"><text:span text:style-name="T56">stored</text:span><text:span text:style-name="T53">_exponent is </text:span><text:span text:style-name="T56">bias# + true_exponent = 0111 1111 + 0111 = 1000 0110</text:span></text:p>
      <text:p text:style-name="P34"/>
      <text:p text:style-name="P42">The mantissa is highlighted in yellow above.</text:p>
      <text:p text:style-name="P34"/>
      <text:p text:style-name="P98"><text:span text:style-name="T53">Therefore, our number is 0 <text:s text:c="2"/>1000 <text:s text:c="2"/>0110 <text:s/></text:span><text:span text:style-name="T58"><text:s/></text:span><text:span text:style-name="T59">0000 <text:s/>1100 <text:s/>1001 <text:s/>1001 <text:s/>1001 <text:s/>10</text:span><text:span text:style-name="T58">1</text:span></text:p>
      <text:p text:style-name="P46"/>
      <text:p text:style-name="P98"><text:span text:style-name="T58">which is 0100 <text:s text:c="2"/>0011 <text:s text:c="2"/>0</text:span><text:span text:style-name="T59">000 <text:s text:c="2"/>0110 <text:s text:c="2"/>0100 <text:s text:c="2"/>1100 <text:s text:c="2"/>1100 <text:s text:c="2"/>110</text:span><text:span text:style-name="T58">1</text:span></text:p>
      <text:p text:style-name="P34"/>
      <text:p text:style-name="P42">The last “1” on the right is there because of rounding up the next bit that was truncated.</text:p>
      <text:p text:style-name="P42"/>
      <text:p text:style-name="P98"><text:span text:style-name="T53">Finally, in IEEE754(32-bit) hex the answer is </text:span><text:span text:style-name="T60">0x4306 4CCD</text:span></text:p>
      <text:p text:style-name="P108"><text:span text:style-name="T9">7</text:span><text:span text:style-name="T7">. <text:s/></text:span><text:span text:style-name="T9">The following is a re</text:span><text:span text:style-name="T4">peating EEE754 <text:s/></text:span><text:span text:style-name="T9">64-bit number. <text:s/>Convert it to </text:span><text:span text:style-name="T4">decimal.</text:span></text:p>
      <text:p text:style-name="P9"/>
      <text:p text:style-name="P9"><text:tab/>0X407<text:span text:style-name="T48">5 5555 5555 5555</text:span></text:p>
      <text:p text:style-name="P9"/>
      <text:p text:style-name="P9"><text:span text:style-name="T11">Show work to convince me. <text:s/></text:span><text:span text:style-name="T24">Show enough intermediate step to convince me you know the algorithm.</text:span></text:p>
      <text:p text:style-name="P9"/>
      <text:p text:style-name="P35">Answer:</text:p>
      <text:p text:style-name="P35"/>
      <text:p text:style-name="P35">Let N be the short name for our number.</text:p>
      <text:p text:style-name="P35"/>
      <text:p text:style-name="P35">The true exponent of N is 0x407 - 0x3FF = 8.</text:p>
      <text:p text:style-name="P35"/>
      <text:p text:style-name="P36">Recall the fact that 5 = 0101.</text:p>
      <text:p text:style-name="P36"/>
      <text:p text:style-name="P36">Then N = 1.0101010101010101 … 01 <text:s/>x 2<text:span text:style-name="T30">8</text:span></text:p>
      <text:p text:style-name="P9"/>
      <text:p text:style-name="P10"><text:tab/><text:span text:style-name="T103">= <text:s/>1 + (1/2)^2 <text:s/>+ (1/2)^4 <text:s/>+ <text:s/>(1/2)^6 <text:s/>+ … + (1/2)^52 <text:s text:c="10"/>x 2</text:span><text:span text:style-name="T36">8</text:span></text:p>
      <text:p text:style-name="P9"/>
      <text:p text:style-name="P10"><text:tab/><text:span text:style-name="T103">= <text:s/>(1/2)^0 + (1/2)^2 <text:s/>+ (1/2)^4 <text:s/>+ <text:s/>(1/2)^6 <text:s/>+ … + (1/2)^52 <text:s text:c="10"/>x 2</text:span><text:span text:style-name="T36">8</text:span></text:p>
      <text:p text:style-name="P9"/>
      <text:p text:style-name="P10"><text:tab/><text:span text:style-name="T103">= <text:s/>(1/4)^0 + (1/4)^1 <text:s/>+ (1/4)^2 <text:s/>+ <text:s/>(1/4)^3 <text:s/>+ … + (1/4)^26 <text:s text:c="10"/>x 2</text:span><text:span text:style-name="T36">8</text:span></text:p>
      <text:p text:style-name="P9"/>
      <text:p text:style-name="P36">Do you remember the formula given in class for repeating numbers like this?</text:p>
      <text:p text:style-name="P36"/>
      <text:p text:style-name="P36">N = <draw:frame draw:style-name="fr1" draw:name="Object1" text:anchor-type="as-char" svg:y="-1.261cm" svg:width="1.73cm" svg:height="2.27cm" draw:z-index="2"><draw:object xlink:href="./Object 1" xlink:type="simple" xlink:show="embed" xlink:actuate="onLoad"/><draw:image xlink:href="./ObjectReplacements/Object 1" xlink:type="simple" xlink:show="embed" xlink:actuate="onLoad"/></draw:frame><text:s text:c="4"/>x 256<text:tab/><text:tab/><draw:frame draw:style-name="fr1" draw:name="Object2" text:anchor-type="as-char" svg:y="-0.737cm" svg:width="3.584cm" svg:height="1.224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P37"><draw:custom-shape text:anchor-type="paragraph" draw:z-index="5" draw:name="Shape3" draw:style-name="gr1" draw:text-style-name="P117" svg:width="4.34cm" svg:height="1.588cm" svg:x="0.672cm" svg:y="0.367cm"><text:p/><draw:enhanced-geometry svg:viewBox="0 0 21600 21600" draw:type="rectangle" draw:enhanced-path="M 0 0 L 21600 0 21600 21600 0 21600 0 0 Z N"/></draw:custom-shape></text:p>
      <text:p text:style-name="P44">= <text:s/><draw:frame draw:style-name="fr1" draw:name="Object3" text:anchor-type="as-char" svg:y="-0.737cm" svg:width="3.778cm" svg:height="1.22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text:tab/><text:tab/>&lt;== <text:s/>Numerically correct for 64 bits.</text:p>
      <text:p text:style-name="P37"/>
      <text:p text:style-name="P37"/>
      <text:p text:style-name="P37"/>
      <text:p text:style-name="P37">Now we run into a machine problem. <text:s/>I am using the open source free calculator “MATE Calculator”. <text:s/><text:span text:style-name="T104">That calculator</text:span> is unable to subtract a small number from a large number. <text:s/>When I enter 1-(1/4)^27 it returns the answer 1.0. <text:s/>We had a lecture about “You can’t add (or subtract) a large number and a small number.” <text:s/>Well, here is that problem. <text:s/>The closest answer we can obtain with 64bit technology <text:span text:style-name="T104">is to omit the small number (1/4)^27 and then we have:</text:span></text:p>
      <text:p text:style-name="P37"/>
      <text:p text:style-name="P37"><text:tab/>(<text:span text:style-name="T117">1/</text:span>3) x <text:span text:style-name="T117">1024</text:span> <text:s/>= <text:span text:style-name="T16"><text:s/>341.3333333333333</text:span><text:tab/><text:tab/><text:span text:style-name="T117">Which is numerically WRONG.</text:span></text:p>
      <text:p text:style-name="P37"/>
      <text:p text:style-name="P37"/>
      <text:p text:style-name="P101"><text:span text:style-name="T12">8 <text:s/></text:span>Question: Here is a stack dump.</text:p>
      <text:p text:style-name="P11"/>
      <text:p text:style-name="P95"><text:s text:c="7"/>Address <text:s text:c="10"/>Value</text:p>
      <text:p text:style-name="P95"><text:s text:c="3"/>00007ffc747cc5a0 <text:s/>0000000000000000</text:p>
      <text:p text:style-name="P95"><text:s text:c="3"/>00007ffc747cc598 <text:s/>0000000000000000</text:p>
      <text:p text:style-name="P95"><text:s text:c="3"/>00007ffc747cc590 <text:s/>00007fdeeb99d190</text:p>
      <text:p text:style-name="P95"><text:s text:c="3"/>00007ffc747cc588 <text:s/>00007ffc747cc5f8</text:p>
      <text:p text:style-name="P95"><text:s text:c="3"/>00007ffc747cc580 <text:s/>00007ffc747cc5e8</text:p>
      <text:p text:style-name="P95"><text:s text:c="3"/>00007ffc747cc578 <text:s/>0000000000000001</text:p>
      <text:p text:style-name="P95"><text:s text:c="3"/>00007ffc747cc570 <text:s/>0000000000000000</text:p>
      <text:p text:style-name="P95"><text:s text:c="3"/>00007ffc747cc568 <text:s/>0000000000000000</text:p>
      <text:p text:style-name="P95"><text:s text:c="3"/>00007ffc747cc560 <text:s/>0000000000000000</text:p>
      <text:p text:style-name="P95"><text:s text:c="3"/>00007ffc747cc558 <text:s/>2bbff99ef6822328</text:p>
      <text:p text:style-name="P95"><text:s text:c="3"/>00007ffc747cc550 <text:s/>2bfac797fc4c2328</text:p>
      <text:p text:style-name="P95"><text:s text:c="3"/>00007ffc747cc548 <text:s/>0000000000000000</text:p>
      <text:p text:style-name="P95"><text:s text:c="3"/>00007ffc747cc540 <text:s/>0000000000000000</text:p>
      <text:p text:style-name="P95"><text:s text:c="3"/>00007ffc747cc538 <text:s/>00007ffc747cc5e0</text:p>
      <text:p text:style-name="P95"><text:s text:c="3"/>00007ffc747cc530 <text:s/>0000000000401060</text:p>
      <text:p text:style-name="P95"><text:s text:c="3"/>00007ffc747cc528 <text:s/>d4022f6e764c2328</text:p>
      <text:p text:style-name="P95"><text:s text:c="3"/>00007ffc747cc520 <text:s/>0000000000401af0</text:p>
      <text:p text:style-name="P95"><text:s text:c="3"/>00007ffc747cc518 <text:s/>0000000000401146</text:p>
      <text:p text:style-name="P95"><text:s text:c="3"/>00007ffc747cc510 <text:s/>0000000100000000</text:p>
      <text:p text:style-name="P95"><text:s text:c="3"/>00007ffc747cc508 <text:s/>00007ffc747cc5e8</text:p>
      <text:p text:style-name="P95"><text:s text:c="3"/>00007ffc747cc500 <text:s/>00007fdeeb99b620</text:p>
      <text:p text:style-name="P95"><text:s text:c="3"/>00007ffc747cc4f8 <text:s/>00007fdeeb7840b3</text:p>
      <text:p text:style-name="P95"/>
      <text:p text:style-name="P95"><text:s text:c="3"/>00007ffc747cc4f0 <text:s/>0000000000000000<text:tab/><text:tab/><text:span text:style-name="T104">&lt;== Backend of first AR</text:span></text:p>
      <text:p text:style-name="P95"><text:s text:c="3"/>00007ffc747cc4e8 <text:s/>95ce48f81f5bb800</text:p>
      <text:p text:style-name="P95"><text:s text:c="3"/>00007ffc747cc4e0 <text:s/>00007ffc747cc5e0</text:p>
      <text:p text:style-name="P95"><text:s text:c="3"/>00007ffc747cc4d8 <text:s/>0000000000401060</text:p>
      <text:p text:style-name="P95"><text:s text:c="3"/>00007ffc747cc4d0 <text:s/>0000000000000000</text:p>
      <text:p text:style-name="P95"><text:s text:c="3"/>00007ffc747cc4c8 <text:s/>0000000000401af0</text:p>
      <text:p text:style-name="P95"><text:s text:c="3"/>00007ffc747cc4c0 <text:s/>00007fdeeb9512e8</text:p>
      <text:p text:style-name="P95"><text:s text:c="3"/>00007ffc747cc4b8 <text:s/>0000000000401b3d</text:p>
      <text:p text:style-name="P95"><text:s text:c="3"/>00007ffc747cc4b0 <text:s/>00007ffc747cc4d6</text:p>
      <text:p text:style-name="P95"><text:s text:c="3"/>00007ffc747cc4a8 <text:s/>00007ffc747cc4d7</text:p>
      <text:p text:style-name="P95"><text:s text:c="3"/>00007ffc747cc4a0 <text:s/>00000000000000c2</text:p>
      <text:p text:style-name="P95"><text:s text:c="3"/>00007ffc747cc498 <text:s/>000000000000000a</text:p>
      <text:p text:style-name="P95"><text:s text:c="3"/>00007ffc747cc490 <text:s/>0000000000000000</text:p>
      <text:p text:style-name="P95"><text:s text:c="3"/>00007ffc747cc488 <text:s/>0000000100000000</text:p>
      <text:p text:style-name="P95"><text:s text:c="3"/>00007ffc747cc480 <text:s/>00007ffc747cc5e8</text:p>
      <text:p text:style-name="P95"><text:s text:c="3"/>00007ffc747cc478 <text:s/>00000000004011ab</text:p>
      <text:p text:style-name="P95"/>
      <text:p text:style-name="P95"><text:s text:c="3"/>00007ffc747cc470 <text:s/>00007ffc747cc4f0<text:tab/><text:tab/><text:span text:style-name="T105">&lt;== Backend of 2</text:span><text:span text:style-name="T37">nd</text:span><text:span text:style-name="T105"> AR</text:span></text:p>
      <text:p text:style-name="P95"><text:s text:c="3"/>00007ffc747cc468 <text:s/>95ce48f81f5bb800</text:p>
      <text:p text:style-name="P95"><text:s text:c="3"/>00007ffc747cc460 <text:s/>42c80000c2c80000</text:p>
      <text:p text:style-name="P95"><text:s text:c="3"/>00007ffc747cc458 <text:s/>c2c70000c2c60000</text:p>
      <text:p text:style-name="P95"><text:s text:c="3"/>00007ffc747cc450 <text:s/>c0a00000c0900000</text:p>
      <text:p text:style-name="P95"><text:s text:c="3"/>00007ffc747cc448 <text:s/>c0800000c0600000</text:p>
      <text:p text:style-name="P95"><text:s text:c="3"/>00007ffc747cc440 <text:s/>c0000000bf800000</text:p>
      <text:p text:style-name="P95"><text:s text:c="3"/>00007ffc747cc438 <text:s/>0000000000000020</text:p>
      <text:p text:style-name="P95"><text:s text:c="3"/>00007ffc747cc430 <text:s/>0000000000000000</text:p>
      <text:p text:style-name="P95"><text:s text:c="3"/>00007ffc747cc428 <text:s/>00000000004012cf</text:p>
      <text:p text:style-name="P95"/>
      <text:p text:style-name="P95"><text:s text:c="3"/>00007ffc747cc420 <text:s/>00007ffc747cc470<text:tab/><text:tab/><text:span text:style-name="T105">&lt;== Backend of 3</text:span><text:span text:style-name="T37">rd</text:span><text:span text:style-name="T105"> AR</text:span></text:p>
      <text:p text:style-name="P95"><text:soft-page-break/><text:s text:c="3"/>00007ffc747cc418 <text:s/>95ce48f81f5bb800</text:p>
      <text:p text:style-name="P95"><text:s text:c="3"/>00007ffc747cc410 <text:s/>4013333333333333</text:p>
      <text:p text:style-name="P95"><text:s text:c="3"/>00007ffc747cc408 <text:s/>4012cccccccccccd</text:p>
      <text:p text:style-name="P95"><text:s text:c="3"/>00007ffc747cc400 <text:s/>4012666666666666</text:p>
      <text:p text:style-name="P95"><text:s text:c="3"/>00007ffc747cc3f8 <text:s/>4012000000000000</text:p>
      <text:p text:style-name="P95"><text:s text:c="3"/>00007ffc747cc3f0 <text:s/>401199999999999a</text:p>
      <text:p text:style-name="P95"><text:s text:c="3"/>00007ffc747cc3e8 <text:s/>4011333333333333</text:p>
      <text:p text:style-name="P95"><text:s text:c="3"/>00007ffc747cc3e0 <text:s/>4010cccccccccccd</text:p>
      <text:p text:style-name="P95"><text:s text:c="3"/>00007ffc747cc3d8 <text:s/>4010666666666666</text:p>
      <text:p text:style-name="P95"><text:s text:c="3"/>00007ffc747cc3d0 <text:s/>4010000000000000</text:p>
      <text:p text:style-name="P95"><text:s text:c="3"/>00007ffc747cc3c8 <text:s/>400f333333333333</text:p>
      <text:p text:style-name="P95"><text:s text:c="3"/>00007ffc747cc3c0 <text:s/>400e666666666666</text:p>
      <text:p text:style-name="P95"><text:s text:c="3"/>00007ffc747cc3b8 <text:s/>400d99999999999a</text:p>
      <text:p text:style-name="P95"><text:s text:c="3"/>00007ffc747cc3b0 <text:s/>400c000000000000</text:p>
      <text:p text:style-name="P95"><text:s text:c="3"/>00007ffc747cc3a8 <text:s/>400a666666666666</text:p>
      <text:p text:style-name="P95"><text:s text:c="3"/>00007ffc747cc3a0 <text:s/>4008000000000000</text:p>
      <text:p text:style-name="P95"><text:s text:c="3"/>00007ffc747cc398 <text:s/>4004000000000000</text:p>
      <text:p text:style-name="P95"><text:s text:c="3"/>00007ffc747cc390 <text:s/>4000000000000000</text:p>
      <text:p text:style-name="P95"><text:s text:c="3"/>00007ffc747cc388 <text:s/>00007fdeeb86e0a7</text:p>
      <text:p text:style-name="P95"><text:s text:c="3"/>00007ffc747cc380 <text:s/>fffffffffffffffb</text:p>
      <text:p text:style-name="P95"><text:s text:c="3"/>00007ffc747cc378 <text:s/>fffffffffffffffc</text:p>
      <text:p text:style-name="P95"><text:s text:c="3"/>00007ffc747cc370 <text:s/>fffffffffffffffd</text:p>
      <text:p text:style-name="P95"><text:s text:c="3"/>00007ffc747cc368 <text:s/>fffffffffffffffe</text:p>
      <text:p text:style-name="P95"><text:s text:c="3"/>00007ffc747cc360 <text:s/>ffffffffffffffff</text:p>
      <text:p text:style-name="P95"><text:s text:c="3"/>00007ffc747cc358 <text:s/>000000000000000a</text:p>
      <text:p text:style-name="P95"><text:s text:c="3"/>00007ffc747cc350 <text:s/>0000000000000009</text:p>
      <text:p text:style-name="P95"><text:s text:c="3"/>00007ffc747cc348 <text:s/>0000000000000008</text:p>
      <text:p text:style-name="P95"><text:s text:c="3"/>00007ffc747cc340 <text:s/>0000000000000007</text:p>
      <text:p text:style-name="P95"><text:s text:c="3"/>00007ffc747cc338 <text:s/>0000000000000006</text:p>
      <text:p text:style-name="P95"><text:s text:c="3"/>00007ffc747cc330 <text:s/>0000000000000005</text:p>
      <text:p text:style-name="P95"><text:s text:c="3"/>00007ffc747cc328 <text:s/>0000000000000004</text:p>
      <text:p text:style-name="P95"><text:s text:c="3"/>00007ffc747cc320 <text:s/>0000000000000003</text:p>
      <text:p text:style-name="P95"><text:s text:c="3"/>00007ffc747cc318 <text:s/>0000000000000002</text:p>
      <text:p text:style-name="P95"><text:s text:c="3"/>00007ffc747cc310 <text:s/>0000000000000001</text:p>
      <text:p text:style-name="P95"><text:s text:c="3"/>00007ffc747cc308 <text:s/>fffffffffffffffe</text:p>
      <text:p text:style-name="P95"><text:s text:c="3"/>00007ffc747cc300 <text:s/>30007ffc747cc310</text:p>
      <text:p text:style-name="P95"><text:s text:c="3"/>00007ffc747cc2f8 <text:s/>00000000004014ea</text:p>
      <text:p text:style-name="P95"/>
      <text:p text:style-name="P95"><text:s text:c="3"/>00007ffc747cc2f0 <text:s/>00007ffc747cc420<text:tab/><text:tab/><text:span text:style-name="T105">&lt;== Possible backend of 4</text:span><text:span text:style-name="T37">th</text:span><text:span text:style-name="T105"> AR</text:span></text:p>
      <text:p text:style-name="P95"><text:s text:c="3"/>00007ffc747cc2e8 <text:s/>95ce48f81f5bb800</text:p>
      <text:p text:style-name="P95"><text:s text:c="3"/>00007ffc747cc2e0 <text:s/>0000000000401060</text:p>
      <text:p text:style-name="P95"/>
      <text:p text:style-name="P95"><text:s text:c="3"/>00007ffc747cc2d8 <text:s/><text:span text:style-name="T101">00007ffc747cc420</text:span><text:tab/><text:tab/><text:span text:style-name="T105">&lt;== Possible backend of 4</text:span><text:span text:style-name="T37">th</text:span><text:span text:style-name="T105"> AR</text:span></text:p>
      <text:p text:style-name="P95"><text:s text:c="3"/>00007ffc747cc2d0 <text:s/><text:span text:style-name="T101">0000000000401af0</text:span></text:p>
      <text:p text:style-name="P95"><text:s text:c="3"/>00007ffc747cc2c8 <text:s/><text:span text:style-name="T101">00007fdeeb7e45ca</text:span></text:p>
      <text:p text:style-name="P95"><text:s text:c="3"/>00007ffc747cc2c0 <text:s/><text:span text:style-name="T101">00000000004021a8</text:span></text:p>
      <text:p text:style-name="P95"><text:s text:c="3"/>00007ffc747cc2b8 <text:s/><text:span text:style-name="T101">00007fdeeb94d6a0</text:span></text:p>
      <text:p text:style-name="P95"><text:s text:c="3"/>00007ffc747cc2b0 <text:s/><text:span text:style-name="T101">000000000000002c</text:span></text:p>
      <text:p text:style-name="P95"><text:s text:c="3"/>00007ffc747cc2a8 <text:s/><text:span text:style-name="T101">00007fdeeb7f0ec3</text:span></text:p>
      <text:p text:style-name="P95"><text:s text:c="3"/>00007ffc747cc2a0 <text:s/><text:span text:style-name="T101">0000000000000000</text:span></text:p>
      <text:p text:style-name="P95"><text:s text:c="3"/>00007ffc747cc298 <text:s/><text:span text:style-name="T101">000000000040159e</text:span></text:p>
      <text:p text:style-name="P95"><text:s text:c="3"/>00007ffc747cc290 <text:s/><text:span text:style-name="T101">0000000000000005</text:span></text:p>
      <text:p text:style-name="P95"><text:s text:c="3"/>00007ffc747cc288 <text:s/><text:span text:style-name="T101">0000000000000002</text:span></text:p>
      <text:p text:style-name="P95"><text:s text:c="3"/>00007ffc747cc280 <text:s/><text:span text:style-name="T101">fffffffffffffffd</text:span></text:p>
      <text:p text:style-name="P95"/>
      <text:p text:style-name="P116"><text:soft-page-break/>I don’t know how to explain the two possible backends of the fourth AR. <text:s/>I am sure there must be a correct one, but determining that will require some study.</text:p>
      <text:p text:style-name="P12"/>
      <text:p text:style-name="P12"/>
      <text:p text:style-name="P12"><text:span text:style-name="T25">Part</text:span> A: <text:s/>Use your document editor to place a blank line between each pair of adjacent ARs. <text:s/></text:p>
      <text:p text:style-name="P12"/>
      <text:p text:style-name="P12"/>
      <text:p text:style-name="P12"><text:span text:style-name="T25">Part</text:span> B: <text:s/><text:span text:style-name="T12">When the currently running function terminates (returns control to the caller) what is the address of the instruction </text:span><text:span text:style-name="T24">in the caller </text:span><text:span text:style-name="T49">that will be executed next</text:span><text:span text:style-name="T12">?</text:span></text:p>
      <text:p text:style-name="P11"/>
      <text:p text:style-name="P17">There are two parts of the answer to this question.</text:p>
      <text:p text:style-name="P11"/>
      <text:p text:style-name="P13"/>
      <text:p text:style-name="P38">Part A <text:s/>answer:</text:p>
      <text:p text:style-name="P13"/>
      <text:p text:style-name="P38">It is clear where to separate the ARs except the current AR. <text:s/>There are two possible places where the current AR could separate from the preceding AR. <text:s/>We can’t be sure of the point of separation with the given data. <text:s/>You will receive full credit for this question if you choose either one of the two possible answers.</text:p>
      <text:p text:style-name="P38"/>
      <text:p text:style-name="P38"/>
      <text:p text:style-name="P38">Part B answer:</text:p>
      <text:p text:style-name="P38"/>
      <text:p text:style-name="P86">The answer is either <text:s text:c="2"/><text:span text:style-name="T101">0x</text:span><text:span text:style-name="T102">401060</text:span><text:span text:style-name="T106"> <text:s/></text:span>or <text:s text:c="2"/><text:span text:style-name="T101">0x</text:span><text:span text:style-name="T102">4014ea</text:span></text:p>
      <text:p text:style-name="P86"><text:span text:style-name="T106">d</text:span>epending on which answer you chose in Part A</text:p>
      <text:p text:style-name="P86"/>
      <text:p text:style-name="P86"/>
      <text:p text:style-name="P86"/>
      <text:p text:style-name="P102"><text:span text:style-name="T25">9</text:span> <text:s/>Here is output created by gdb. <text:s/>What gdb command could have created this output?</text:p>
      <text:p text:style-name="P13"/>
      <text:p text:style-name="P94">0x7fffffffdec0:<text:tab/>0xffffe088<text:tab/>0x00007fff<text:tab/>0xf7fa9e00<text:tab/>0x00000001</text:p>
      <text:p text:style-name="P94">0x7fffffffded0:<text:tab/>0xf7fa43f8<text:tab/>0x00007fff<text:tab/>0xf7e3ff73<text:tab/>0x00007fff</text:p>
      <text:p text:style-name="P94">0x7fffffffdee0:<text:tab/>0xf7fab040<text:tab/>0x00007fff<text:tab/>0xffffdef0<text:tab/>0x00007fff</text:p>
      <text:p text:style-name="P94">0x7fffffffdef0:<text:tab/>0x00000000<text:tab/>0x40120000<text:tab/>0x33333333<text:tab/>0x40173333</text:p>
      <text:p text:style-name="P94">0x7fffffffdf00:<text:tab/>0x00000000<text:tab/>0x40258000<text:tab/>0x80bb9200<text:tab/>0xb6db551f</text:p>
      <text:p text:style-name="P94">0x7fffffffdf10:<text:tab/>0x00000064<text:tab/>0x00000000<text:tab/>0x00000400<text:tab/>0x00000000</text:p>
      <text:p text:style-name="P94">0x7fffffffdf20:<text:tab/>0xffffffff<text:tab/>0xffffffff<text:tab/>0xf7faa040<text:tab/>0x00007fff</text:p>
      <text:p text:style-name="P94">0x7fffffffdf30:<text:tab/>0xf7faa160<text:tab/>0x00007fff<text:tab/>0xf7edf4ef<text:tab/>0x00007fff</text:p>
      <text:p text:style-name="P94">0x7fffffffdf40:<text:tab/>0xf7fa9e08<text:tab/>0x00007fff<text:tab/>0xf7eae21a<text:tab/>0x00007fff</text:p>
      <text:p text:style-name="P94">0x7fffffffdf50:<text:tab/>0xf7faa048</text:p>
      <text:p text:style-name="P87"/>
      <text:p text:style-name="P88">Answer:</text:p>
      <text:p text:style-name="P88"/>
      <text:p text:style-name="P88">There are probably more than one correct answers. <text:s/>The most obvious one is</text:p>
      <text:p text:style-name="P88"/>
      <text:p text:style-name="P88"><text:tab/><text:span text:style-name="T107">x/37x</text:span><text:span text:style-name="T109">w</text:span><text:span text:style-name="T107"> <text:s/></text:span><text:span text:style-name="T108">0x7fffffffdec0</text:span></text:p>
      <text:p text:style-name="P87"/>
      <text:p text:style-name="P89"/>
      <text:p text:style-name="P89">//<text:span text:style-name="T114">It is somewhat odd to see ‘w’ used as a symbol of 32 bits, but that is how gdb is in this matter. <text:s/>Outside of gdb ‘w’ generally designates “word”, which means 16 bits.</text:span></text:p>
      <text:p text:style-name="P103"><text:span text:style-name="T25">10. <text:s/></text:span>You are working in a computer forensic lap. <text:s/>This position requires no programming, but you have to <text:span text:style-name="T25">use</text:span> other investigative skills. <text:s text:c="2"/><text:span text:style-name="T13">The main function has called another function. <text:s/>The currently executing function is not “main”.</text:span></text:p>
      <text:p text:style-name="P14"/>
      <text:p text:style-name="P15">What is the gdb command that will show <text:span text:style-name="T110">(the address of)</text:span> <text:span text:style-name="T110">the </text:span>next instruction to execute when the current function reaches its one return statement?</text:p>
      <text:p text:style-name="P15"/>
      <text:p text:style-name="P15">Don’t jump immediately to the blank answer. <text:s/>You can figure this out. <text:s/>It is not that hard.</text:p>
      <text:p text:style-name="P15"/>
      <text:p text:style-name="P92"/>
      <text:p text:style-name="P39">Answer:</text:p>
      <text:p text:style-name="P39"/>
      <text:p text:style-name="P39">We know that the address of the next instruction is in the qword the precedes the backend of the current AR. <text:s/>The backend is at rbp, and so, the qword preceding the backed is at rbp+8. <text:s/>Now we can write the answer.</text:p>
      <text:p text:style-name="P39"/>
      <text:p text:style-name="P39"><text:tab/><text:tab/><text:span text:style-name="T101">x/1xg <text:s/>($rbp+8)</text:span></text:p>
      <text:p text:style-name="P15"/>
      <text:p text:style-name="P39">The answer in yellow is worth full-credit.</text:p>
      <text:p text:style-name="P39"/>
      <text:p text:style-name="P39"/>
      <text:p text:style-name="P15">//<text:span text:style-name="T110">Footnote </text:span><text:span text:style-name="T111">for clarification</text:span><text:span text:style-name="T110">: <text:s/>To output the actual instruction itself is more complex. <text:s/>I am not sure it can be done in a single gdb instruction. <text:s/>Here is a two-step answer.</text:span></text:p>
      <text:p text:style-name="P15"/>
      <text:p text:style-name="P15"><text:tab/><text:tab/><text:span text:style-name="T110">p/x <text:s/>($rbp+8)</text:span></text:p>
      <text:p text:style-name="P15"/>
      <text:p text:style-name="P39">That command will give you an<text:span text:style-name="T65"> address that looks like: <text:s/>0x</text:span><text:span text:style-name="T66">7ffc747cc2e0</text:span></text:p>
      <text:p text:style-name="P90">Use that answer in the next command:</text:p>
      <text:p text:style-name="P90"/>
      <text:p text:style-name="P90"><text:tab/><text:tab/>x/1xg <text:s text:c="2"/>0x<text:span text:style-name="T106">7ffc747cc2e0</text:span></text:p>
      <text:p text:style-name="P90"/>
      <text:p text:style-name="P91">Then you will have the actual instruction to be executed next.</text:p>
      <text:p text:style-name="P104">11. <text:s/>The following array appears in the segment .data of a program.</text:p>
      <text:p text:style-name="P16"/>
      <text:p text:style-name="P16"><text:tab/>greeting db “Good morning Dr. Jo”,0</text:p>
      <text:p text:style-name="P16"/>
      <text:p text:style-name="P23">What is the gdb command that will show the<text:span text:style-name="T49"> string data like this: </text:span><text:span text:style-name="T67">Good morning Dr. Jo</text:span></text:p>
      <text:p text:style-name="P22"/>
      <text:p text:style-name="P22"/>
      <text:p text:style-name="P40">Answer: <text:s text:c="3"/>p/<text:span text:style-name="T113">s</text:span> <text:s text:c="2"/>(char *)&amp;greeting</text:p>
      <text:p text:style-name="P22"/>
      <text:p text:style-name="P22"/>
      <text:p text:style-name="P22"/>
      <text:p text:style-name="P43">Wrong answer: <text:s text:c="2"/>p/<text:span text:style-name="T115">s</text:span> <text:s/>greeting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8">12. <text:s/>What is the GDB command that will show the number stored in the high half of xmm<text:span text:style-name="T49">15</text:span> in <text:span text:style-name="T49">IEEE754 64-bit hex</text:span> form?</text:p>
      <text:p text:style-name="P18"/>
      <text:p text:style-name="P18"/>
      <text:p text:style-name="P40">Answer: <text:s text:c="2"/>p/x <text:s text:c="2"/>$xmm15.v2_int64[1]</text:p>
      <text:p text:style-name="P18"/>
      <text:p text:style-name="P18"/>
      <text:p text:style-name="P18"/>
      <text:p text:style-name="P18"/>
      <text:p text:style-name="P47"/>
      <text:p text:style-name="P112">Conclusion: </text:p>
      <text:p text:style-name="P19"/>
      <text:p text:style-name="P19">Enter your name:</text:p>
      <text:p text:style-name="P19"/>
      <text:p text:style-name="P19"/>
      <text:p text:style-name="P19">Enter your favorite email address</text:p>
      <text:p text:style-name="P19"/>
      <text:p text:style-name="P19"/>
      <text:p text:style-name="P19">If you are enrolled in a section other than #<text:span text:style-name="T68">9</text:span> tell me your section number for record keeping purposes: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Please don’t send me a link to the cloud. <text:s/>That simply make the whole grading process slow down. <text:s/>Send me an attachment. <text:s text:c="2"/>I am not going to open any more links to cloud servers. <text:s/>Grading has to be fast.</text:p>
      <text:p text:style-name="P19"/>
      <text:p text:style-name="P19"/>
      <text:p text:style-name="P19"/>
      <text:p text:style-name="P19">Final exam week is <text:span text:style-name="T70">dead</text:span> week. <text:s/><text:span text:style-name="T26">No office hours, no zoom, no lectures, no Si meetings, no TA providing help, </text:span><text:span text:style-name="T27">no holds removed.</text:span><text:span text:style-name="T26"> <text:s/>You might get some help </text:span><text:span text:style-name="T74">if </text:span><text:span text:style-name="T70">Daniel, Sam, or Johnson </text:span><text:span text:style-name="T74">is </text:span><text:span text:style-name="T70">in the discord server. <text:s/>I have been told by students </text:span><text:span text:style-name="T71">about</text:span><text:span text:style-name="T70"> the help they have received from those three </text:span><text:span text:style-name="T74">TAs</text:span><text:span text:style-name="T70">. <text:s/>All three of those guys go out of their way to help students in enrolled in 240. <text:s/>One of them has more than 200 posted “messages” providing solutions to programming problems. </text:span><text:span text:style-name="T74">Leave a thank you message for going out of their way to provide extra help this semester.</text:span></text:p>
      <text:p text:style-name="P19"/>
      <text:p text:style-name="P19"/>
      <text:p text:style-name="P19"/>
      <text:p text:style-name="P96"><text:span text:style-name="T54">Come back on </text:span><text:span text:style-name="T61">May </text:span><text:span text:style-name="T62">1</text:span><text:span text:style-name="T63">7</text:span><text:span text:style-name="T62">, </text:span><text:span text:style-name="T64">1:00pm</text:span><text:span text:style-name="T62">-</text:span><text:span text:style-name="T63">3</text:span><text:span text:style-name="T62">:</text:span><text:span text:style-name="T63">0</text:span><text:span text:style-name="T62">0pm</text:span><text:span text:style-name="T55">,</text:span><text:span text:style-name="T54"> for the programming part of this final.</text:span></text:p>
      <text:p text:style-name="P19"/>
      <text:p text:style-name="P19"/>
      <text:p text:style-name="P19"/>
      <text:p text:style-name="P27">Maybe you’re wondering why the extra hour for this test. <text:s text:c="2"/>The answer is the final concept test taken yesterday by section 7 resulted in a few issues where a few students claimed the 2 hours was insufficient. <text:s/>Hence, you benefit from that experience. <text:s/>You have the extra hour. <text:s/>I hope you don’t need it, but it is there if you want it.</text:p>
      <text:p text:style-name="P27"/>
      <text:p text:style-name="P27"/>
      <text:p text:style-name="P27"/>
      <text:p text:style-name="P28"/>
      <text:p text:style-name="P106">FAQ: <text:s/>How will this test be graded? <text:s/></text:p>
      <text:p text:style-name="P20"/>
      <text:p text:style-name="P41">Answer: <text:s/>There are 12 questions – some are simple and some are complex. <text:s/>Each one is worth 10 points each. <text:s/>If an individual obtain a mathematical score greater than 100 then only 100 will be recorded.</text:p>
      <text:p text:style-name="P20"/>
      <text:p text:style-name="P20"/>
      <text:p text:style-name="P20"/>
      <text:p text:style-name="P20">Messages: <text:s/>If you want to talk about something then this is the place to do it. <text:s/>If you send me the message in body of the email submitting this document then the message becomes separated from the test document. <text:s/><text:span text:style-name="T111">When I go to grade your test I no longer have the email that sent the test to me.</text:span></text:p>
      <text:p text:style-name="P19"/>
      <text:p text:style-name="P19"/>
      <text:p text:style-name="P21">You may add messages below this statemen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3" meta:page-count="18" meta:paragraph-count="344" meta:word-count="2854" meta:character-count="18817" meta:non-whitespace-character-count="15481"/>
  </office:meta>
</office:document-meta>
</file>

<file path=Object 1/content.xml><?xml version="1.0" encoding="utf-8"?>
<math xmlns="http://www.w3.org/1998/Math/MathML" display="block">
  <semantics>
    <mfrac>
      <mrow>
        <mn>1</mn>
        <mo stretchy="false">−</mo>
        <msup>
          <mrow>
            <mo fence="true" stretchy="true">(</mo>
            <mrow>
              <mfrac>
                <mn>1</mn>
                <mn>4</mn>
              </mfrac>
            </mrow>
            <mo fence="true" stretchy="true">)</mo>
          </mrow>
          <mn>27</mn>
        </msup>
      </mrow>
      <mrow>
        <mn>1</mn>
        <mo stretchy="false">−</mo>
        <mrow>
          <mo fence="true" stretchy="true">(</mo>
          <mrow>
            <mfrac>
              <mn>1</mn>
              <mn>4</mn>
            </mfrac>
          </mrow>
          <mo fence="true" stretchy="true">)</mo>
        </mrow>
      </mrow>
    </mfrac>
    <annotation encoding="StarMath 5.0">{1 - left( 1 over 4 right)^27} over {1 - left(1 over 4 right) }</annotation>
  </semantics>
</math>
</file>

<file path=Object 2/content.xml><?xml version="1.0" encoding="utf-8"?>
<math xmlns="http://www.w3.org/1998/Math/MathML" display="block">
  <semantics>
    <mrow>
      <mrow>
        <mo fence="true" stretchy="true">(</mo>
        <mrow>
          <mfrac>
            <mn>4</mn>
            <mn>3</mn>
          </mfrac>
        </mrow>
        <mo fence="true" stretchy="true">)</mo>
      </mrow>
      <mrow>
        <mo fence="true" stretchy="true">(</mo>
        <mrow>
          <mrow>
            <mn>1</mn>
            <mo stretchy="false">−</mo>
            <msup>
              <mrow>
                <mo fence="true" stretchy="true">(</mo>
                <mrow>
                  <mfrac>
                    <mn>1</mn>
                    <mn>4</mn>
                  </mfrac>
                </mrow>
                <mo fence="true" stretchy="true">)</mo>
              </mrow>
              <mn>27</mn>
            </msup>
          </mrow>
        </mrow>
        <mo fence="true" stretchy="true">)</mo>
      </mrow>
      <mi>x</mi>
      <mn>256</mn>
    </mrow>
    <annotation encoding="StarMath 5.0">left(  4 over 3 right) left(  1 - left( 1 over 4 right)^27 right) x 256</annotation>
  </semantics>
</math>
</file>

<file path=Object 3/content.xml><?xml version="1.0" encoding="utf-8"?>
<math xmlns="http://www.w3.org/1998/Math/MathML" display="block">
  <semantics>
    <mrow>
      <mrow>
        <mo fence="true" stretchy="true">(</mo>
        <mrow>
          <mfrac>
            <mn>1</mn>
            <mn>3</mn>
          </mfrac>
        </mrow>
        <mo fence="true" stretchy="true">)</mo>
      </mrow>
      <mrow>
        <mo fence="true" stretchy="true">(</mo>
        <mrow>
          <mrow>
            <mn>1</mn>
            <mo stretchy="false">−</mo>
            <msup>
              <mrow>
                <mo fence="true" stretchy="true">(</mo>
                <mrow>
                  <mfrac>
                    <mn>1</mn>
                    <mn>4</mn>
                  </mfrac>
                </mrow>
                <mo fence="true" stretchy="true">)</mo>
              </mrow>
              <mn>27</mn>
            </msup>
          </mrow>
        </mrow>
        <mo fence="true" stretchy="true">)</mo>
      </mrow>
      <mi>x</mi>
      <mn>1024</mn>
    </mrow>
    <annotation encoding="StarMath 5.0">left(  1 over 3 right) left(  1 - left( 1 over 4 right)^27 right) x 1024</annotation>
  </semantics>
</math>
</file>